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1000000C4C5D87B17CC7604C3.png" manifest:media-type="image/png"/>
  <manifest:file-entry manifest:full-path="Pictures/10000000000001EB0000014EE1C2759EC8FF68AF.png" manifest:media-type="image/png"/>
  <manifest:file-entry manifest:full-path="Pictures/100000010000013B00000095A46620DB85EDAA7A.png" manifest:media-type="image/png"/>
  <manifest:file-entry manifest:full-path="Pictures/100000000000036E000003CD57BB6DC2493895A9.png" manifest:media-type="image/png"/>
  <manifest:file-entry manifest:full-path="Pictures/10000001000001A000000099D04F81D5E197187F.png" manifest:media-type="image/png"/>
  <manifest:file-entry manifest:full-path="Pictures/10000001000000E6000000B44C734918D0D8AA98.png" manifest:media-type="image/png"/>
  <manifest:file-entry manifest:full-path="Pictures/10000001000001BB0000012CCEC3A1ABB5253940.png" manifest:media-type="image/png"/>
  <manifest:file-entry manifest:full-path="Pictures/100000010000012F00000127E0C85BBC1644B6A6.png" manifest:media-type="image/png"/>
  <manifest:file-entry manifest:full-path="Pictures/1000000100000500000003899ECBC34BC80ADFC1.png" manifest:media-type="image/png"/>
  <manifest:file-entry manifest:full-path="Pictures/1000000100000F00000009601DEF7961A4455E17.png" manifest:media-type="image/png"/>
  <manifest:file-entry manifest:full-path="Pictures/10000001000003E1000004004971A0B36ED67469.png" manifest:media-type="image/png"/>
  <manifest:file-entry manifest:full-path="Pictures/100000010000017D00000077D8FA22E22CC9DB63.png" manifest:media-type="image/png"/>
  <manifest:file-entry manifest:full-path="Pictures/100000010000010B0000012C160F43033A9223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weight="bold" officeooo:rsid="0014f718" officeooo:paragraph-rsid="0014f718" style:font-weight-asian="bold" style:font-weight-complex="bold"/>
    </style:style>
    <style:style style:name="P2" style:family="paragraph" style:parent-style-name="Standard">
      <style:paragraph-properties fo:break-before="page"/>
      <style:text-properties fo:font-weight="bold" officeooo:rsid="0014f718" officeooo:paragraph-rsid="0014f718" style:font-weight-asian="bold" style:font-weight-complex="bold"/>
    </style:style>
    <style:style style:name="P3" style:family="paragraph" style:parent-style-name="Standard">
      <style:text-properties fo:font-weight="bold" officeooo:rsid="0015cb9a" officeooo:paragraph-rsid="0015cb9a" style:font-weight-asian="bold" style:font-weight-complex="bold"/>
    </style:style>
    <style:style style:name="P4" style:family="paragraph" style:parent-style-name="Standard">
      <style:text-properties fo:font-weight="bold" officeooo:rsid="0017224c" officeooo:paragraph-rsid="0017224c" style:font-weight-asian="bold" style:font-weight-complex="bold"/>
    </style:style>
    <style:style style:name="P5" style:family="paragraph" style:parent-style-name="Standard">
      <style:text-properties fo:font-weight="bold" officeooo:rsid="0018f0d8" officeooo:paragraph-rsid="0018f0d8" style:font-weight-asian="bold" style:font-weight-complex="bold"/>
    </style:style>
    <style:style style:name="P6" style:family="paragraph" style:parent-style-name="Standard">
      <style:text-properties fo:font-weight="bold" officeooo:rsid="001cf5e4" officeooo:paragraph-rsid="001cf5e4" style:font-weight-asian="bold" style:font-weight-complex="bold"/>
    </style:style>
    <style:style style:name="P7" style:family="paragraph" style:parent-style-name="Standard">
      <style:text-properties fo:font-weight="bold" officeooo:rsid="001d87cc" officeooo:paragraph-rsid="001d87cc" style:font-weight-asian="bold" style:font-weight-complex="bold"/>
    </style:style>
    <style:style style:name="P8" style:family="paragraph" style:parent-style-name="Standard">
      <style:text-properties fo:font-weight="normal" officeooo:rsid="0014f718" officeooo:paragraph-rsid="0014f718" style:font-weight-asian="normal" style:font-weight-complex="normal"/>
    </style:style>
    <style:style style:name="P9" style:family="paragraph" style:parent-style-name="Standard">
      <style:text-properties fo:font-weight="normal" officeooo:rsid="001b662b" officeooo:paragraph-rsid="001b662b" style:font-weight-asian="normal" style:font-weight-complex="normal"/>
    </style:style>
    <style:style style:name="P10" style:family="paragraph" style:parent-style-name="Standard">
      <style:text-properties fo:font-weight="normal" officeooo:rsid="0015cb9a" officeooo:paragraph-rsid="0015cb9a" style:font-weight-asian="normal" style:font-weight-complex="normal"/>
    </style:style>
    <style:style style:name="P11" style:family="paragraph" style:parent-style-name="Standard">
      <style:text-properties fo:font-weight="normal" officeooo:rsid="0018f0d8" officeooo:paragraph-rsid="0017224c" style:font-weight-asian="normal" style:font-weight-complex="normal"/>
    </style:style>
    <style:style style:name="P12" style:family="paragraph" style:parent-style-name="Standard">
      <style:text-properties fo:font-weight="normal" officeooo:rsid="001ab640" officeooo:paragraph-rsid="0018f0d8" style:font-weight-asian="normal" style:font-weight-complex="normal"/>
    </style:style>
    <style:style style:name="P13" style:family="paragraph" style:parent-style-name="Standard">
      <style:text-properties fo:font-size="18pt" fo:font-weight="bold" officeooo:rsid="0015cb9a" officeooo:paragraph-rsid="0015cb9a" style:font-size-asian="18pt" style:font-weight-asian="bold" style:font-size-complex="18pt" style:font-weight-complex="bold"/>
    </style:style>
    <style:style style:name="P14" style:family="paragraph" style:parent-style-name="Standard">
      <style:text-properties fo:font-size="18pt" fo:font-style="normal" fo:font-weight="bold" officeooo:rsid="0023ec8c" officeooo:paragraph-rsid="0023ec8c" style:font-size-asian="18pt" style:font-style-asian="normal" style:font-weight-asian="bold" style:font-size-complex="18pt" style:font-style-complex="normal" style:font-weight-complex="bold"/>
    </style:style>
    <style:style style:name="P15" style:family="paragraph" style:parent-style-name="Standard">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16" style:family="paragraph" style:parent-style-name="Standard">
      <style:paragraph-properties fo:text-align="center" style:justify-single-word="false"/>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17" style:family="paragraph" style:parent-style-name="Standard">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18" style:family="paragraph" style:parent-style-name="Standard">
      <style:text-properties fo:font-size="18pt" fo:font-style="normal" fo:font-weight="bold" officeooo:rsid="0053cdf6" officeooo:paragraph-rsid="0053cdf6" style:font-size-asian="18pt" style:font-style-asian="normal" style:font-weight-asian="bold" style:font-size-complex="18pt" style:font-style-complex="normal" style:font-weight-complex="bold"/>
    </style:style>
    <style:style style:name="P19" style:family="paragraph" style:parent-style-name="Standard">
      <style:text-properties fo:font-size="18pt" fo:font-style="normal" fo:font-weight="normal" officeooo:rsid="00571426" officeooo:paragraph-rsid="00571426" style:font-size-asian="18pt" style:font-style-asian="normal" style:font-weight-asian="normal" style:font-size-complex="18pt" style:font-style-complex="normal" style:font-weight-complex="normal"/>
    </style:style>
    <style:style style:name="P20" style:family="paragraph" style:parent-style-name="Standard">
      <style:text-properties fo:font-size="18pt" fo:font-style="italic" fo:font-weight="normal" officeooo:rsid="00571426" officeooo:paragraph-rsid="00571426" style:font-size-asian="18pt" style:font-style-asian="italic" style:font-weight-asian="normal" style:font-size-complex="18pt" style:font-style-complex="italic" style:font-weight-complex="normal"/>
    </style:style>
    <style:style style:name="P21" style:family="paragraph" style:parent-style-name="Standard">
      <style:text-properties fo:font-size="18pt" fo:font-style="italic" fo:font-weight="normal" officeooo:rsid="00571426" officeooo:paragraph-rsid="0068bd79" style:font-size-asian="18pt" style:font-style-asian="italic" style:font-weight-asian="normal" style:font-size-complex="18pt" style:font-style-complex="italic" style:font-weight-complex="normal"/>
    </style:style>
    <style:style style:name="P22" style:family="paragraph" style:parent-style-name="Standard">
      <style:text-properties fo:font-size="18pt" fo:font-style="italic" fo:font-weight="normal" officeooo:rsid="00786061" officeooo:paragraph-rsid="00786061" style:font-size-asian="18pt" style:font-style-asian="italic" style:font-weight-asian="normal" style:font-size-complex="18pt" style:font-style-complex="italic" style:font-weight-complex="normal"/>
    </style:style>
    <style:style style:name="P23" style:family="paragraph" style:parent-style-name="Standard">
      <style:text-properties fo:font-size="18pt" fo:font-style="italic" fo:font-weight="normal" officeooo:rsid="0086eb3b" officeooo:paragraph-rsid="0086eb3b" style:font-size-asian="18pt" style:font-style-asian="italic" style:font-weight-asian="normal" style:font-size-complex="18pt" style:font-style-complex="italic" style:font-weight-complex="normal"/>
    </style:style>
    <style:style style:name="P24" style:family="paragraph" style:parent-style-name="Standard">
      <style:text-properties fo:font-size="18pt" fo:font-weight="normal" officeooo:paragraph-rsid="00571426"/>
    </style:style>
    <style:style style:name="P25" style:family="paragraph" style:parent-style-name="Standard">
      <style:text-properties fo:font-style="italic" fo:font-weight="normal" officeooo:rsid="001d87cc" officeooo:paragraph-rsid="001d87cc" style:font-style-asian="italic" style:font-weight-asian="normal" style:font-style-complex="italic" style:font-weight-complex="normal"/>
    </style:style>
    <style:style style:name="P26" style:family="paragraph" style:parent-style-name="Standard">
      <style:text-properties fo:font-style="italic" fo:font-weight="normal" officeooo:rsid="001cf5e4" officeooo:paragraph-rsid="001cf5e4" style:font-style-asian="italic" style:font-weight-asian="normal" style:font-style-complex="italic" style:font-weight-complex="normal"/>
    </style:style>
    <style:style style:name="P27" style:family="paragraph" style:parent-style-name="Standard">
      <style:text-properties fo:font-style="italic" fo:font-weight="normal" officeooo:rsid="0039d4be" officeooo:paragraph-rsid="0039d4be" style:font-style-asian="italic" style:font-weight-asian="normal" style:font-style-complex="italic" style:font-weight-complex="normal"/>
    </style:style>
    <style:style style:name="P28" style:family="paragraph" style:parent-style-name="Standard">
      <style:text-properties fo:font-style="italic" fo:font-weight="normal" officeooo:rsid="003ac8cf" officeooo:paragraph-rsid="003ac8cf" style:font-style-asian="italic" style:font-weight-asian="normal" style:font-style-complex="italic" style:font-weight-complex="normal"/>
    </style:style>
    <style:style style:name="P29" style:family="paragraph" style:parent-style-name="Standard">
      <style:text-properties fo:font-style="italic" fo:font-weight="normal" officeooo:rsid="003be548" officeooo:paragraph-rsid="003be548" style:font-style-asian="italic" style:font-weight-asian="normal" style:font-style-complex="italic" style:font-weight-complex="normal"/>
    </style:style>
    <style:style style:name="P30" style:family="paragraph" style:parent-style-name="Standard">
      <style:text-properties fo:font-style="italic" fo:font-weight="normal" officeooo:rsid="00294f9a" officeooo:paragraph-rsid="0023ec8c" style:font-style-asian="italic" style:font-weight-asian="normal" style:font-style-complex="italic" style:font-weight-complex="normal"/>
    </style:style>
    <style:style style:name="P31" style:family="paragraph" style:parent-style-name="Standard">
      <style:text-properties fo:font-style="italic" fo:font-weight="normal" officeooo:rsid="003199c7" officeooo:paragraph-rsid="002e592c" style:font-style-asian="italic" style:font-weight-asian="normal" style:font-style-complex="italic" style:font-weight-complex="normal"/>
    </style:style>
    <style:style style:name="P32" style:family="paragraph" style:parent-style-name="Standard">
      <style:text-properties fo:font-style="italic" fo:font-weight="normal" officeooo:rsid="0032e07f" officeooo:paragraph-rsid="003199c7" style:font-style-asian="italic" style:font-weight-asian="normal" style:font-style-complex="italic" style:font-weight-complex="normal"/>
    </style:style>
    <style:style style:name="P33" style:family="paragraph" style:parent-style-name="Standard">
      <style:text-properties fo:font-style="italic" fo:font-weight="bold" officeooo:rsid="0023ec8c" officeooo:paragraph-rsid="0023ec8c" style:font-style-asian="italic" style:font-weight-asian="bold" style:font-style-complex="italic" style:font-weight-complex="bold"/>
    </style:style>
    <style:style style:name="P34" style:family="paragraph" style:parent-style-name="Standard">
      <style:text-properties fo:font-style="italic" fo:font-weight="bold" officeooo:rsid="003199c7" officeooo:paragraph-rsid="003199c7" style:font-style-asian="italic" style:font-weight-asian="bold" style:font-style-complex="italic" style:font-weight-complex="bold"/>
    </style:style>
    <style:style style:name="P35" style:family="paragraph" style:parent-style-name="Standard">
      <style:text-properties fo:font-style="normal" fo:font-weight="bold" officeooo:rsid="0023ec8c" officeooo:paragraph-rsid="0023ec8c" style:font-style-asian="normal" style:font-weight-asian="bold" style:font-style-complex="normal" style:font-weight-complex="bold"/>
    </style:style>
    <style:style style:name="P36" style:family="paragraph" style:parent-style-name="Standard">
      <style:text-properties fo:font-style="normal" fo:font-weight="bold" officeooo:rsid="00206ab6" officeooo:paragraph-rsid="001d87cc" style:font-style-asian="normal" style:font-weight-asian="bold" style:font-style-complex="normal" style:font-weight-complex="bold"/>
    </style:style>
    <style:style style:name="P37" style:family="paragraph" style:parent-style-name="Standard">
      <style:text-properties fo:font-style="normal" fo:font-weight="bold" officeooo:rsid="001d87cc" officeooo:paragraph-rsid="001d87cc" style:font-style-asian="normal" style:font-weight-asian="bold" style:font-style-complex="normal" style:font-weight-complex="bold"/>
    </style:style>
    <style:style style:name="P38" style:family="paragraph" style:parent-style-name="Standard">
      <style:text-properties fo:font-style="normal" fo:font-weight="bold" officeooo:rsid="002a8023" officeooo:paragraph-rsid="002a8023" style:font-style-asian="normal" style:font-weight-asian="bold" style:font-style-complex="normal" style:font-weight-complex="bold"/>
    </style:style>
    <style:style style:name="P39" style:family="paragraph" style:parent-style-name="Standard">
      <style:text-properties fo:font-style="normal" fo:font-weight="bold" officeooo:rsid="002e592c" officeooo:paragraph-rsid="002e592c" style:font-style-asian="normal" style:font-weight-asian="bold" style:font-style-complex="normal" style:font-weight-complex="bold"/>
    </style:style>
    <style:style style:name="P40" style:family="paragraph" style:parent-style-name="Standard">
      <style:text-properties fo:font-style="normal" fo:font-weight="bold" officeooo:rsid="003199c7" officeooo:paragraph-rsid="003199c7" style:font-style-asian="normal" style:font-weight-asian="bold" style:font-style-complex="normal" style:font-weight-complex="bold"/>
    </style:style>
    <style:style style:name="P41" style:family="paragraph" style:parent-style-name="Standard">
      <style:text-properties fo:font-style="normal" fo:font-weight="bold" officeooo:rsid="003ac8cf" officeooo:paragraph-rsid="003ac8cf" style:font-style-asian="normal" style:font-weight-asian="bold" style:font-style-complex="normal" style:font-weight-complex="bold"/>
    </style:style>
    <style:style style:name="P42" style:family="paragraph" style:parent-style-name="Standard">
      <style:text-properties fo:font-style="normal" fo:font-weight="bold" officeooo:rsid="003be548" officeooo:paragraph-rsid="003be548" style:font-style-asian="normal" style:font-weight-asian="bold" style:font-style-complex="normal" style:font-weight-complex="bold"/>
    </style:style>
    <style:style style:name="P43" style:family="paragraph" style:parent-style-name="Standard">
      <style:text-properties fo:font-style="normal" fo:font-weight="bold" officeooo:rsid="0039d4be" officeooo:paragraph-rsid="003199c7" style:font-style-asian="normal" style:font-weight-asian="bold" style:font-style-complex="normal" style:font-weight-complex="bold"/>
    </style:style>
    <style:style style:name="P44" style:family="paragraph" style:parent-style-name="Standard">
      <style:text-properties fo:font-style="normal" fo:font-weight="bold" officeooo:rsid="0039d4be" officeooo:paragraph-rsid="0039d4be" style:font-style-asian="normal" style:font-weight-asian="bold" style:font-style-complex="normal" style:font-weight-complex="bold"/>
    </style:style>
    <style:style style:name="P45" style:family="paragraph" style:parent-style-name="Standard">
      <style:text-properties fo:font-style="normal" fo:font-weight="bold" officeooo:rsid="00422e18" officeooo:paragraph-rsid="003be548" style:font-style-asian="normal" style:font-weight-asian="bold" style:font-style-complex="normal" style:font-weight-complex="bold"/>
    </style:style>
    <style:style style:name="P46" style:family="paragraph" style:parent-style-name="Standard">
      <style:paragraph-properties fo:break-before="page"/>
      <style:text-properties fo:font-style="normal" fo:font-weight="bold" officeooo:rsid="00422e18" officeooo:paragraph-rsid="003be548" style:font-style-asian="normal" style:font-weight-asian="bold" style:font-style-complex="normal" style:font-weight-complex="bold"/>
    </style:style>
    <style:style style:name="P47" style:family="paragraph" style:parent-style-name="Standard">
      <style:text-properties fo:font-style="normal" fo:font-weight="normal" officeooo:rsid="001c3493" officeooo:paragraph-rsid="001b662b" style:font-style-asian="normal" style:font-weight-asian="normal" style:font-style-complex="normal" style:font-weight-complex="normal"/>
    </style:style>
    <style:style style:name="P48" style:family="paragraph" style:parent-style-name="Standard">
      <style:text-properties fo:font-style="normal" fo:font-weight="normal" officeooo:rsid="0025cfae" officeooo:paragraph-rsid="0023ec8c" style:font-style-asian="normal" style:font-weight-asian="normal" style:font-style-complex="normal" style:font-weight-complex="normal"/>
    </style:style>
    <style:style style:name="P49" style:family="paragraph" style:parent-style-name="Standard">
      <style:text-properties fo:font-style="normal" fo:font-weight="normal" officeooo:rsid="0025f2dd" officeooo:paragraph-rsid="0023ec8c" style:font-style-asian="normal" style:font-weight-asian="normal" style:font-style-complex="normal" style:font-weight-complex="normal"/>
    </style:style>
    <style:style style:name="P50" style:family="paragraph" style:parent-style-name="Standard">
      <style:text-properties fo:font-style="normal" fo:font-weight="normal" officeooo:rsid="00294f9a" officeooo:paragraph-rsid="0023ec8c" style:font-style-asian="normal" style:font-weight-asian="normal" style:font-style-complex="normal" style:font-weight-complex="normal"/>
    </style:style>
    <style:style style:name="P51" style:family="paragraph" style:parent-style-name="Standard">
      <style:text-properties fo:font-style="normal" fo:font-weight="normal" officeooo:rsid="002968e7" officeooo:paragraph-rsid="0023ec8c" style:font-style-asian="normal" style:font-weight-asian="normal" style:font-style-complex="normal" style:font-weight-complex="normal"/>
    </style:style>
    <style:style style:name="P52" style:family="paragraph" style:parent-style-name="Standard">
      <style:text-properties fo:font-style="normal" fo:font-weight="normal" officeooo:rsid="002a8023" officeooo:paragraph-rsid="002a8023" style:font-style-asian="normal" style:font-weight-asian="normal" style:font-style-complex="normal" style:font-weight-complex="normal"/>
    </style:style>
    <style:style style:name="P53" style:family="paragraph" style:parent-style-name="Standard">
      <style:text-properties fo:font-style="normal" fo:font-weight="normal" officeooo:rsid="002df809" officeooo:paragraph-rsid="002a8023" style:font-style-asian="normal" style:font-weight-asian="normal" style:font-style-complex="normal" style:font-weight-complex="normal"/>
    </style:style>
    <style:style style:name="P54" style:family="paragraph" style:parent-style-name="Standard">
      <style:text-properties fo:font-style="normal" fo:font-weight="normal" officeooo:rsid="003199c7" officeooo:paragraph-rsid="002e592c" style:font-style-asian="normal" style:font-weight-asian="normal" style:font-style-complex="normal" style:font-weight-complex="normal"/>
    </style:style>
    <style:style style:name="P55" style:family="paragraph" style:parent-style-name="Standard">
      <style:text-properties fo:font-style="normal" fo:font-weight="normal" officeooo:rsid="0032e07f" officeooo:paragraph-rsid="003199c7" style:font-style-asian="normal" style:font-weight-asian="normal" style:font-style-complex="normal" style:font-weight-complex="normal"/>
    </style:style>
    <style:style style:name="P56" style:family="paragraph" style:parent-style-name="Standard">
      <style:text-properties fo:font-style="normal" fo:font-weight="normal" officeooo:rsid="0039d4be" officeooo:paragraph-rsid="003199c7" style:font-style-asian="normal" style:font-weight-asian="normal" style:font-style-complex="normal" style:font-weight-complex="normal"/>
    </style:style>
    <style:style style:name="P57" style:family="paragraph" style:parent-style-name="Standard">
      <style:paragraph-properties fo:break-before="page"/>
      <style:text-properties fo:font-style="normal" fo:font-weight="normal" officeooo:rsid="004d2d1e" officeooo:paragraph-rsid="001d87cc" style:font-style-asian="normal" style:font-weight-asian="normal" style:font-style-complex="normal" style:font-weight-complex="normal"/>
    </style:style>
    <style:style style:name="P58" style:family="paragraph" style:parent-style-name="Standard">
      <style:paragraph-properties fo:text-align="center" style:justify-single-word="false"/>
      <style:text-properties fo:font-size="24pt" fo:font-weight="bold" officeooo:rsid="0014f718" officeooo:paragraph-rsid="0014f718" style:font-size-asian="24pt" style:font-weight-asian="bold" style:font-size-complex="24pt" style:font-weight-complex="bold"/>
    </style:style>
    <style:style style:name="P59" style:family="paragraph" style:parent-style-name="Standard">
      <style:text-properties fo:font-size="12pt" fo:font-style="normal" fo:font-weight="normal" officeooo:rsid="0046066b" officeooo:paragraph-rsid="0044d9e2"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476ecd" officeooo:paragraph-rsid="0044d9e2"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537e89" officeooo:paragraph-rsid="00537e89"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53cdf6" officeooo:paragraph-rsid="0053cdf6"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5618a9" officeooo:paragraph-rsid="0053cdf6"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56b29d" officeooo:paragraph-rsid="0053cdf6"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63234a" officeooo:paragraph-rsid="00571426"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6be1fe" officeooo:paragraph-rsid="0068bd79"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6d4c2a" officeooo:paragraph-rsid="0068bd79"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726400" officeooo:paragraph-rsid="0068bd79"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74031e" officeooo:paragraph-rsid="0068bd79"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075a331" officeooo:paragraph-rsid="0068bd79"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077fa41" officeooo:paragraph-rsid="0068bd79"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07e3658" officeooo:paragraph-rsid="00786061"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07fa95c" officeooo:paragraph-rsid="00786061"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0829c5f" officeooo:paragraph-rsid="00786061"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rsid="0086eb3b" officeooo:paragraph-rsid="0086eb3b"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rsid="0088daac" officeooo:paragraph-rsid="0088daac"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a72588" officeooo:paragraph-rsid="00a72588"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ad11a1" officeooo:paragraph-rsid="00ad11a1"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ad11a1" officeooo:paragraph-rsid="00c3ffaf"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93b499" officeooo:paragraph-rsid="0088daac"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961b43" officeooo:paragraph-rsid="0088daac"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9760ec" officeooo:paragraph-rsid="0088daac"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993e12" officeooo:paragraph-rsid="0088daac"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9aab5c" officeooo:paragraph-rsid="0088daac"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a00109" officeooo:paragraph-rsid="0088daac"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b9c8a6" officeooo:paragraph-rsid="00ad11a1"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bold" officeooo:rsid="004ea91e" officeooo:paragraph-rsid="0044d9e2" style:font-size-asian="10.5pt" style:font-style-asian="normal" style:font-weight-asian="bold" style:font-size-complex="12pt" style:font-style-complex="normal" style:font-weight-complex="bold"/>
    </style:style>
    <style:style style:name="P90" style:family="paragraph" style:parent-style-name="Standard">
      <style:text-properties fo:font-size="12pt" fo:font-style="normal" fo:font-weight="bold" officeooo:rsid="005228bb" officeooo:paragraph-rsid="0044d9e2" style:font-size-asian="10.5pt" style:font-style-asian="normal" style:font-weight-asian="bold" style:font-size-complex="12pt" style:font-style-complex="normal" style:font-weight-complex="bold"/>
    </style:style>
    <style:style style:name="P91" style:family="paragraph" style:parent-style-name="Standard">
      <style:text-properties fo:font-size="12pt" fo:font-style="normal" fo:font-weight="bold" officeooo:rsid="005a3f14" officeooo:paragraph-rsid="00571426" style:font-size-asian="10.5pt" style:font-style-asian="normal" style:font-weight-asian="bold" style:font-size-complex="12pt" style:font-style-complex="normal" style:font-weight-complex="bold"/>
    </style:style>
    <style:style style:name="P92" style:family="paragraph" style:parent-style-name="Standard">
      <style:text-properties fo:font-size="12pt" fo:font-style="normal" fo:font-weight="bold" officeooo:rsid="006299b6" officeooo:paragraph-rsid="00571426" style:font-size-asian="10.5pt" style:font-style-asian="normal" style:font-weight-asian="bold" style:font-size-complex="12pt" style:font-style-complex="normal" style:font-weight-complex="bold"/>
    </style:style>
    <style:style style:name="P93" style:family="paragraph" style:parent-style-name="Standard">
      <style:text-properties fo:font-size="12pt" fo:font-style="normal" fo:font-weight="bold" officeooo:rsid="00690d9f" officeooo:paragraph-rsid="0068bd79" style:font-size-asian="10.5pt" style:font-style-asian="normal" style:font-weight-asian="bold" style:font-size-complex="12pt" style:font-style-complex="normal" style:font-weight-complex="bold"/>
    </style:style>
    <style:style style:name="P94" style:family="paragraph" style:parent-style-name="Standard">
      <style:text-properties fo:font-size="12pt" fo:font-style="normal" fo:font-weight="bold" officeooo:rsid="0086a8eb" officeooo:paragraph-rsid="00786061" style:font-size-asian="10.5pt" style:font-style-asian="normal" style:font-weight-asian="bold" style:font-size-complex="12pt" style:font-style-complex="normal" style:font-weight-complex="bold"/>
    </style:style>
    <style:style style:name="P95" style:family="paragraph" style:parent-style-name="Standard">
      <style:text-properties fo:font-size="12pt" fo:font-style="normal" fo:font-weight="bold" officeooo:rsid="0086eb3b" officeooo:paragraph-rsid="00786061" style:font-size-asian="10.5pt" style:font-style-asian="normal" style:font-weight-asian="bold" style:font-size-complex="12pt" style:font-style-complex="normal" style:font-weight-complex="bold"/>
    </style:style>
    <style:style style:name="P96" style:family="paragraph" style:parent-style-name="Standard">
      <style:text-properties fo:font-size="12pt" fo:font-style="normal" fo:font-weight="bold" officeooo:rsid="0088daac" officeooo:paragraph-rsid="0088daac" style:font-size-asian="10.5pt" style:font-style-asian="normal" style:font-weight-asian="bold" style:font-size-complex="12pt" style:font-style-complex="normal" style:font-weight-complex="bold"/>
    </style:style>
    <style:style style:name="P97" style:family="paragraph" style:parent-style-name="Standard">
      <style:text-properties fo:font-size="12pt" fo:font-style="normal" fo:font-weight="bold" officeooo:rsid="00aa8363" officeooo:paragraph-rsid="00a72588" style:font-size-asian="10.5pt" style:font-style-asian="normal" style:font-weight-asian="bold" style:font-size-complex="12pt" style:font-style-complex="normal" style:font-weight-complex="bold"/>
    </style:style>
    <style:style style:name="P98" style:family="paragraph" style:parent-style-name="Standard">
      <style:text-properties fo:font-size="12pt" fo:font-style="normal" fo:font-weight="bold" officeooo:rsid="00c77c98" officeooo:paragraph-rsid="00c3ffaf" style:font-size-asian="10.5pt" style:font-style-asian="normal" style:font-weight-asian="bold" style:font-size-complex="12pt" style:font-style-complex="normal" style:font-weight-complex="bold"/>
    </style:style>
    <style:style style:name="P99" style:family="paragraph" style:parent-style-name="Standard">
      <style:text-properties fo:font-size="12pt" fo:font-style="normal" fo:font-weight="bold" officeooo:rsid="00d272d2" officeooo:paragraph-rsid="00d272d2" style:font-size-asian="10.5pt" style:font-style-asian="normal" style:font-weight-asian="bold" style:font-size-complex="12pt" style:font-style-complex="normal" style:font-weight-complex="bold"/>
    </style:style>
    <style:style style:name="P100" style:family="paragraph" style:parent-style-name="Standard">
      <style:text-properties fo:font-size="12pt" fo:font-style="normal" fo:font-weight="bold" officeooo:rsid="00d76821" officeooo:paragraph-rsid="00d272d2" style:font-size-asian="10.5pt" style:font-style-asian="normal" style:font-weight-asian="bold" style:font-size-complex="12pt" style:font-style-complex="normal" style:font-weight-complex="bold"/>
    </style:style>
    <style:style style:name="P101" style:family="paragraph" style:parent-style-name="Standard">
      <style:text-properties fo:font-size="12pt" fo:font-style="italic" fo:font-weight="normal" officeooo:rsid="005a3f14" officeooo:paragraph-rsid="00571426" style:font-size-asian="10.5pt" style:font-style-asian="italic" style:font-weight-asian="normal" style:font-size-complex="12pt" style:font-style-complex="italic" style:font-weight-complex="normal"/>
    </style:style>
    <style:style style:name="P102" style:family="paragraph" style:parent-style-name="Standard">
      <style:paragraph-properties style:line-height-at-least="0.198in"/>
      <style:text-properties fo:color="#d4d4d4" loext:opacity="100%" style:font-name="Droid Sans Mono" fo:font-size="10.5pt" fo:font-weight="normal" fo:background-color="#1e1e1e"/>
    </style:style>
    <style:style style:name="P103" style:family="paragraph" style:parent-style-name="Standard">
      <style:paragraph-properties style:line-height-at-least="0.198in"/>
      <style:text-properties fo:color="#d4d4d4" loext:opacity="100%" style:font-name="Droid Sans Mono" fo:font-size="10.5pt" fo:font-weight="normal" officeooo:paragraph-rsid="00ad11a1" fo:background-color="#1e1e1e"/>
    </style:style>
    <style:style style:name="P104" style:family="paragraph" style:parent-style-name="Standard">
      <style:text-properties fo:color="#d4d4d4" loext:opacity="100%" style:font-name="Droid Sans Mono" fo:font-size="10.5pt" fo:font-style="normal" fo:font-weight="normal" officeooo:rsid="0088daac" officeooo:paragraph-rsid="0088daac" fo:background-color="#1e1e1e" style:font-size-asian="10.5pt" style:font-style-asian="normal" style:font-weight-asian="bold" style:font-size-complex="12pt" style:font-style-complex="normal" style:font-weight-complex="bold"/>
    </style:style>
    <style:style style:name="P105" style:family="paragraph" style:parent-style-name="Standard">
      <style:text-properties fo:color="#d4d4d4" loext:opacity="100%" style:font-name="Droid Sans Mono" fo:font-size="10.5pt" fo:font-style="normal" fo:font-weight="normal" officeooo:rsid="00a72588" officeooo:paragraph-rsid="00a72588" fo:background-color="#1e1e1e" style:font-size-asian="10.5pt" style:font-style-asian="normal" style:font-weight-asian="normal" style:font-size-complex="12pt" style:font-style-complex="normal" style:font-weight-complex="normal"/>
    </style:style>
    <style:style style:name="P106" style:family="paragraph" style:parent-style-name="Standard">
      <style:text-properties fo:color="#d4d4d4" loext:opacity="100%" style:font-name="Droid Sans Mono" fo:font-size="10.5pt" fo:font-style="normal" fo:font-weight="normal" officeooo:rsid="00ad11a1" officeooo:paragraph-rsid="00ad11a1" fo:background-color="#1e1e1e" style:font-size-asian="10.5pt" style:font-style-asian="normal" style:font-weight-asian="normal" style:font-size-complex="12pt" style:font-style-complex="normal" style:font-weight-complex="normal"/>
    </style:style>
    <style:style style:name="P107" style:family="paragraph" style:parent-style-name="Standard">
      <style:text-properties fo:color="#d4d4d4" loext:opacity="100%" style:font-name="Droid Sans Mono" fo:font-size="12pt" fo:font-style="normal" fo:font-weight="normal" officeooo:rsid="0063234a" officeooo:paragraph-rsid="00571426" fo:background-color="#1e1e1e" style:font-size-asian="10.5pt" style:font-style-asian="normal" style:font-weight-asian="normal" style:font-size-complex="12pt" style:font-style-complex="normal" style:font-weight-complex="normal"/>
    </style:style>
    <style:style style:name="P108" style:family="paragraph" style:parent-style-name="Standard">
      <style:paragraph-properties style:line-height-at-least="0.198in"/>
      <style:text-properties fo:color="#6a9955" loext:opacity="100%" style:font-name="Droid Sans Mono" fo:font-size="10.5pt" fo:font-weight="normal" fo:background-color="#1e1e1e"/>
    </style:style>
    <style:style style:name="P109" style:family="paragraph" style:parent-style-name="Standard">
      <style:paragraph-properties style:line-height-at-least="0.198in"/>
    </style:style>
    <style:style style:name="P110" style:family="paragraph" style:parent-style-name="Standard">
      <style:text-properties officeooo:paragraph-rsid="00a72588"/>
    </style:style>
    <style:style style:name="P111" style:family="paragraph" style:parent-style-name="Standard">
      <style:paragraph-properties style:line-height-at-least="0.198in"/>
      <style:text-properties fo:font-size="10.5pt" fo:font-weight="normal"/>
    </style:style>
    <style:style style:name="P112" style:family="paragraph" style:parent-style-name="Standard">
      <style:text-properties officeooo:paragraph-rsid="00ad11a1"/>
    </style:style>
    <style:style style:name="P113" style:family="paragraph" style:parent-style-name="Standard">
      <style:paragraph-properties style:line-height-at-least="0.198in"/>
      <style:text-properties fo:color="#9cdcfe" loext:opacity="100%" style:font-name="Droid Sans Mono" fo:font-size="10.5pt" fo:font-weight="normal" fo:background-color="#1e1e1e"/>
    </style:style>
    <style:style style:name="P114" style:family="paragraph" style:parent-style-name="Standard" style:list-style-name="L1">
      <style:text-properties fo:font-weight="bold" officeooo:rsid="0015cb9a" officeooo:paragraph-rsid="0015cb9a" style:font-weight-asian="bold" style:font-weight-complex="bold"/>
    </style:style>
    <style:style style:name="P115" style:family="paragraph" style:parent-style-name="Standard" style:list-style-name="L2">
      <style:text-properties fo:font-weight="bold" officeooo:rsid="0014f718" officeooo:paragraph-rsid="0014f718" style:font-weight-asian="bold" style:font-weight-complex="bold"/>
    </style:style>
    <style:style style:name="P116" style:family="paragraph" style:parent-style-name="Standard" style:list-style-name="L3">
      <style:text-properties fo:font-weight="bold" officeooo:rsid="0017224c" officeooo:paragraph-rsid="0017224c" style:font-weight-asian="bold" style:font-weight-complex="bold"/>
    </style:style>
    <style:style style:name="P117" style:family="paragraph" style:parent-style-name="Standard" style:list-style-name="L4">
      <style:text-properties fo:font-weight="bold" officeooo:rsid="0018f0d8" officeooo:paragraph-rsid="0018f0d8" style:font-weight-asian="bold" style:font-weight-complex="bold"/>
    </style:style>
    <style:style style:name="P118" style:family="paragraph" style:parent-style-name="Standard" style:list-style-name="L5">
      <style:text-properties fo:font-weight="bold" officeooo:rsid="0018f0d8" officeooo:paragraph-rsid="0018f0d8" style:font-weight-asian="bold" style:font-weight-complex="bold"/>
    </style:style>
    <style:style style:name="P119" style:family="paragraph" style:parent-style-name="Standard" style:list-style-name="L4">
      <style:text-properties fo:font-weight="bold" officeooo:rsid="00193b42" officeooo:paragraph-rsid="00193b42" style:font-weight-asian="bold" style:font-weight-complex="bold"/>
    </style:style>
    <style:style style:name="P120" style:family="paragraph" style:parent-style-name="Standard" style:list-style-name="L6">
      <style:text-properties fo:font-weight="bold" officeooo:rsid="001b662b" officeooo:paragraph-rsid="001b662b" style:font-weight-asian="bold" style:font-weight-complex="bold"/>
    </style:style>
    <style:style style:name="P121" style:family="paragraph" style:parent-style-name="Standard" style:list-style-name="L7">
      <style:text-properties fo:font-weight="bold" officeooo:rsid="001cf5e4" officeooo:paragraph-rsid="001cf5e4" style:font-weight-asian="bold" style:font-weight-complex="bold"/>
    </style:style>
    <style:style style:name="P122" style:family="paragraph" style:parent-style-name="Standard" style:list-style-name="L8">
      <style:text-properties fo:font-weight="bold" officeooo:rsid="001d87cc" officeooo:paragraph-rsid="001d87cc" style:font-weight-asian="bold" style:font-weight-complex="bold"/>
    </style:style>
    <style:style style:name="P123" style:family="paragraph" style:parent-style-name="Standard" style:list-style-name="L6">
      <style:text-properties fo:font-weight="normal" officeooo:rsid="001b662b" officeooo:paragraph-rsid="001b662b" style:font-weight-asian="normal" style:font-weight-complex="normal"/>
    </style:style>
    <style:style style:name="P124" style:family="paragraph" style:parent-style-name="Standard" style:list-style-name="L8">
      <style:text-properties fo:font-style="normal" fo:font-weight="bold" officeooo:rsid="00206ab6" officeooo:paragraph-rsid="00206ab6" style:font-style-asian="normal" style:font-weight-asian="bold" style:font-style-complex="normal" style:font-weight-complex="bold"/>
    </style:style>
    <style:style style:name="P125" style:family="paragraph" style:parent-style-name="Standard" style:list-style-name="L9">
      <style:text-properties fo:font-style="normal" fo:font-weight="bold" officeooo:rsid="0023ec8c" officeooo:paragraph-rsid="0023ec8c" style:font-style-asian="normal" style:font-weight-asian="bold" style:font-style-complex="normal" style:font-weight-complex="bold"/>
    </style:style>
    <style:style style:name="P126" style:family="paragraph" style:parent-style-name="Standard" style:list-style-name="L9">
      <style:text-properties fo:font-style="normal" fo:font-weight="bold" officeooo:rsid="0028d032" officeooo:paragraph-rsid="0028d032" style:font-style-asian="normal" style:font-weight-asian="bold" style:font-style-complex="normal" style:font-weight-complex="bold"/>
    </style:style>
    <style:style style:name="P127" style:family="paragraph" style:parent-style-name="Standard" style:list-style-name="L10">
      <style:text-properties fo:font-style="normal" fo:font-weight="bold" officeooo:rsid="002968e7" officeooo:paragraph-rsid="002968e7" style:font-style-asian="normal" style:font-weight-asian="bold" style:font-style-complex="normal" style:font-weight-complex="bold"/>
    </style:style>
    <style:style style:name="P128" style:family="paragraph" style:parent-style-name="Standard" style:list-style-name="L10">
      <style:text-properties fo:font-style="normal" fo:font-weight="bold" officeooo:rsid="002a8023" officeooo:paragraph-rsid="002a8023" style:font-style-asian="normal" style:font-weight-asian="bold" style:font-style-complex="normal" style:font-weight-complex="bold"/>
    </style:style>
    <style:style style:name="P129" style:family="paragraph" style:parent-style-name="Standard" style:list-style-name="L11">
      <style:text-properties fo:font-style="normal" fo:font-weight="bold" officeooo:rsid="002e592c" officeooo:paragraph-rsid="002e592c" style:font-style-asian="normal" style:font-weight-asian="bold" style:font-style-complex="normal" style:font-weight-complex="bold"/>
    </style:style>
    <style:style style:name="P130" style:family="paragraph" style:parent-style-name="Standard" style:list-style-name="L12">
      <style:text-properties fo:font-style="normal" fo:font-weight="bold" officeooo:rsid="003199c7" officeooo:paragraph-rsid="003199c7" style:font-style-asian="normal" style:font-weight-asian="bold" style:font-style-complex="normal" style:font-weight-complex="bold"/>
    </style:style>
    <style:style style:name="P131" style:family="paragraph" style:parent-style-name="Standard" style:list-style-name="L10">
      <style:text-properties fo:font-style="italic" fo:font-weight="bold" officeooo:rsid="002968e7" officeooo:paragraph-rsid="002968e7" style:font-style-asian="italic" style:font-weight-asian="bold" style:font-style-complex="italic" style:font-weight-complex="bold"/>
    </style:style>
    <style:style style:name="P132" style:family="paragraph" style:parent-style-name="Standard" style:list-style-name="L13">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133" style:family="paragraph" style:parent-style-name="Standard" style:list-style-name="L14">
      <style:text-properties fo:font-size="12pt" fo:font-style="normal" fo:font-weight="bold" officeooo:rsid="0053cdf6" officeooo:paragraph-rsid="0053cdf6" style:font-size-asian="10.5pt" style:font-style-asian="normal" style:font-weight-asian="bold" style:font-size-complex="12pt" style:font-style-complex="normal" style:font-weight-complex="bold"/>
    </style:style>
    <style:style style:name="P134" style:family="paragraph" style:parent-style-name="Standard" style:list-style-name="L14">
      <style:text-properties fo:font-size="12pt" fo:font-style="normal" fo:font-weight="bold" officeooo:rsid="0056006f" officeooo:paragraph-rsid="0056006f" style:font-size-asian="10.5pt" style:font-style-asian="normal" style:font-weight-asian="bold" style:font-size-complex="12pt" style:font-style-complex="normal" style:font-weight-complex="bold"/>
    </style:style>
    <style:style style:name="P135" style:family="paragraph" style:parent-style-name="Standard" style:list-style-name="L16">
      <style:text-properties fo:font-size="12pt" fo:font-style="normal" fo:font-weight="bold" officeooo:rsid="00a2f735" officeooo:paragraph-rsid="00a2f735" style:font-size-asian="10.5pt" style:font-style-asian="normal" style:font-weight-asian="bold" style:font-size-complex="12pt" style:font-style-complex="normal" style:font-weight-complex="bold"/>
    </style:style>
    <style:style style:name="P136" style:family="paragraph" style:parent-style-name="Standard" style:list-style-name="L16">
      <style:text-properties fo:font-size="12pt" fo:font-style="normal" fo:font-weight="bold" officeooo:rsid="00a4f720" officeooo:paragraph-rsid="00a4f720" style:font-size-asian="10.5pt" style:font-style-asian="normal" style:font-weight-asian="bold" style:font-size-complex="12pt" style:font-style-complex="normal" style:font-weight-complex="bold"/>
    </style:style>
    <style:style style:name="P137" style:family="paragraph" style:parent-style-name="Standard" style:list-style-name="L17">
      <style:text-properties fo:font-size="12pt" fo:font-style="normal" fo:font-weight="bold" officeooo:rsid="00a72588" officeooo:paragraph-rsid="00a72588" style:font-size-asian="10.5pt" style:font-style-asian="normal" style:font-weight-asian="bold" style:font-size-complex="12pt" style:font-style-complex="normal" style:font-weight-complex="bold"/>
    </style:style>
    <style:style style:name="P138" style:family="paragraph" style:parent-style-name="Standard">
      <style:text-properties fo:font-size="12pt" fo:font-style="normal" fo:font-weight="bold" officeooo:rsid="00ea98e4" officeooo:paragraph-rsid="00ea98e4" style:font-size-asian="10.5pt" style:font-style-asian="normal" style:font-weight-asian="bold" style:font-size-complex="12pt" style:font-style-complex="normal" style:font-weight-complex="bold"/>
    </style:style>
    <style:style style:name="P139" style:family="paragraph" style:parent-style-name="Standard">
      <style:text-properties fo:font-size="12pt" fo:font-style="normal" fo:font-weight="bold" officeooo:rsid="00ecca05" officeooo:paragraph-rsid="00ecca05" style:font-size-asian="10.5pt" style:font-style-asian="normal" style:font-weight-asian="bold" style:font-size-complex="12pt" style:font-style-complex="normal" style:font-weight-complex="bold"/>
    </style:style>
    <style:style style:name="P140" style:family="paragraph" style:parent-style-name="Standard" style:list-style-name="L15">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141" style:family="paragraph" style:parent-style-name="Standard" style:list-style-name="L16">
      <style:text-properties fo:font-size="12pt" fo:font-style="normal" fo:font-weight="normal" officeooo:rsid="00a2f735" officeooo:paragraph-rsid="00a2f735" style:font-size-asian="10.5pt" style:font-style-asian="normal" style:font-weight-asian="normal" style:font-size-complex="12pt" style:font-style-complex="normal" style:font-weight-complex="normal"/>
    </style:style>
    <style:style style:name="P142" style:family="paragraph" style:parent-style-name="Standard" style:list-style-name="L16">
      <style:text-properties fo:font-size="12pt" fo:font-style="normal" fo:font-weight="normal" officeooo:rsid="00a4f720" officeooo:paragraph-rsid="00a4f720" style:font-size-asian="10.5pt" style:font-style-asian="normal" style:font-weight-asian="normal" style:font-size-complex="12pt" style:font-style-complex="normal" style:font-weight-complex="normal"/>
    </style:style>
    <style:style style:name="P143" style:family="paragraph" style:parent-style-name="Standard" style:list-style-name="L16">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144" style:family="paragraph" style:parent-style-name="Standard">
      <style:text-properties fo:font-size="12pt" fo:font-style="normal" fo:font-weight="normal" officeooo:rsid="00cac1b2" officeooo:paragraph-rsid="00c3ffaf" style:font-size-asian="10.5pt" style:font-style-asian="normal" style:font-weight-asian="normal" style:font-size-complex="12pt" style:font-style-complex="normal" style:font-weight-complex="normal"/>
    </style:style>
    <style:style style:name="P145" style:family="paragraph" style:parent-style-name="Standard">
      <style:text-properties fo:font-size="12pt" fo:font-style="normal" fo:font-weight="normal" officeooo:rsid="00cc3031" officeooo:paragraph-rsid="00c3ffaf" style:font-size-asian="10.5pt" style:font-style-asian="normal" style:font-weight-asian="normal" style:font-size-complex="12pt" style:font-style-complex="normal" style:font-weight-complex="normal"/>
    </style:style>
    <style:style style:name="P146" style:family="paragraph" style:parent-style-name="Standard">
      <style:text-properties fo:font-size="12pt" fo:font-style="normal" fo:font-weight="normal" officeooo:rsid="00cd10be" officeooo:paragraph-rsid="00c3ffaf" style:font-size-asian="10.5pt" style:font-style-asian="normal" style:font-weight-asian="normal" style:font-size-complex="12pt" style:font-style-complex="normal" style:font-weight-complex="normal"/>
    </style:style>
    <style:style style:name="P147" style:family="paragraph" style:parent-style-name="Standard">
      <style:text-properties fo:font-size="12pt" fo:font-style="normal" fo:font-weight="normal" officeooo:rsid="00d1802f" officeooo:paragraph-rsid="00c3ffaf" style:font-size-asian="10.5pt" style:font-style-asian="normal" style:font-weight-asian="normal" style:font-size-complex="12pt" style:font-style-complex="normal" style:font-weight-complex="normal"/>
    </style:style>
    <style:style style:name="P148" style:family="paragraph" style:parent-style-name="Standard">
      <style:text-properties fo:font-size="12pt" fo:font-style="normal" fo:font-weight="normal" officeooo:rsid="00d36f44" officeooo:paragraph-rsid="00d272d2" style:font-size-asian="10.5pt" style:font-style-asian="normal" style:font-weight-asian="normal" style:font-size-complex="12pt" style:font-style-complex="normal" style:font-weight-complex="normal"/>
    </style:style>
    <style:style style:name="P149" style:family="paragraph" style:parent-style-name="Standard">
      <style:text-properties fo:font-size="12pt" fo:font-style="normal" fo:font-weight="normal" officeooo:rsid="00d576d7" officeooo:paragraph-rsid="00d272d2" style:font-size-asian="10.5pt" style:font-style-asian="normal" style:font-weight-asian="normal" style:font-size-complex="12pt" style:font-style-complex="normal" style:font-weight-complex="normal"/>
    </style:style>
    <style:style style:name="P150" style:family="paragraph" style:parent-style-name="Standard">
      <style:text-properties fo:font-size="12pt" fo:font-style="normal" fo:font-weight="normal" officeooo:rsid="00d76821" officeooo:paragraph-rsid="00d272d2" style:font-size-asian="10.5pt" style:font-style-asian="normal" style:font-weight-asian="normal" style:font-size-complex="12pt" style:font-style-complex="normal" style:font-weight-complex="normal"/>
    </style:style>
    <style:style style:name="P151" style:family="paragraph" style:parent-style-name="Standard">
      <style:text-properties fo:font-size="12pt" fo:font-style="normal" fo:font-weight="normal" officeooo:rsid="00dd37f5" officeooo:paragraph-rsid="00d272d2"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f0d8" style:font-weight-asian="normal" style:font-weight-complex="normal"/>
    </style:style>
    <style:style style:name="T3" style:family="text">
      <style:text-properties fo:font-weight="normal" officeooo:rsid="00193b42" style:font-weight-asian="normal" style:font-weight-complex="normal"/>
    </style:style>
    <style:style style:name="T4" style:family="text">
      <style:text-properties fo:font-weight="normal" officeooo:rsid="001ab640" style:font-weight-asian="normal" style:font-weight-complex="normal"/>
    </style:style>
    <style:style style:name="T5" style:family="text">
      <style:text-properties fo:font-weight="normal" officeooo:rsid="001b662b" style:font-weight-asian="normal" style:font-weight-complex="normal"/>
    </style:style>
    <style:style style:name="T6" style:family="text">
      <style:text-properties fo:font-weight="normal" officeooo:rsid="002222c1" style:font-weight-asian="normal" style:font-weight-complex="normal"/>
    </style:style>
    <style:style style:name="T7" style:family="text">
      <style:text-properties fo:font-weight="normal" officeooo:rsid="00246338" style:font-weight-asian="normal" style:font-weight-complex="normal"/>
    </style:style>
    <style:style style:name="T8" style:family="text">
      <style:text-properties fo:font-weight="normal" officeooo:rsid="0025cfae" style:font-weight-asian="normal" style:font-weight-complex="normal"/>
    </style:style>
    <style:style style:name="T9" style:family="text">
      <style:text-properties fo:font-weight="normal" officeooo:rsid="0025f2dd" style:font-weight-asian="normal" style:font-weight-complex="normal"/>
    </style:style>
    <style:style style:name="T10" style:family="text">
      <style:text-properties fo:font-weight="normal" officeooo:rsid="00265482" style:font-weight-asian="normal" style:font-weight-complex="normal"/>
    </style:style>
    <style:style style:name="T11" style:family="text">
      <style:text-properties fo:font-weight="normal" officeooo:rsid="0027d97f" style:font-weight-asian="normal" style:font-weight-complex="normal"/>
    </style:style>
    <style:style style:name="T12" style:family="text">
      <style:text-properties fo:font-weight="normal" officeooo:rsid="0028d032" style:font-weight-asian="normal" style:font-weight-complex="normal"/>
    </style:style>
    <style:style style:name="T13" style:family="text">
      <style:text-properties fo:font-weight="normal" officeooo:rsid="00294f9a" style:font-weight-asian="normal" style:font-weight-complex="normal"/>
    </style:style>
    <style:style style:name="T14" style:family="text">
      <style:text-properties fo:font-weight="normal" officeooo:rsid="002df809" style:font-weight-asian="normal" style:font-weight-complex="normal"/>
    </style:style>
    <style:style style:name="T15" style:family="text">
      <style:text-properties fo:font-weight="normal" officeooo:rsid="003199c7" style:font-weight-asian="normal" style:font-weight-complex="normal"/>
    </style:style>
    <style:style style:name="T16" style:family="text">
      <style:text-properties fo:font-weight="normal" officeooo:rsid="0032e07f" style:font-weight-asian="normal" style:font-weight-complex="normal"/>
    </style:style>
    <style:style style:name="T17" style:family="text">
      <style:text-properties fo:font-weight="normal" officeooo:rsid="003433d0" style:font-weight-asian="normal" style:font-weight-complex="normal"/>
    </style:style>
    <style:style style:name="T18" style:family="text">
      <style:text-properties fo:font-weight="normal" officeooo:rsid="00930544" style:font-weight-asian="normal" style:font-weight-complex="normal"/>
    </style:style>
    <style:style style:name="T19" style:family="text">
      <style:text-properties fo:font-weight="normal" officeooo:rsid="0093b499" style:font-weight-asian="normal" style:font-weight-complex="normal"/>
    </style:style>
    <style:style style:name="T20" style:family="text">
      <style:text-properties fo:font-weight="normal" officeooo:rsid="00950f38" style:font-weight-asian="normal" style:font-weight-complex="normal"/>
    </style:style>
    <style:style style:name="T21" style:family="text">
      <style:text-properties fo:font-weight="normal" officeooo:rsid="00961b43" style:font-weight-asian="normal" style:font-weight-complex="normal"/>
    </style:style>
    <style:style style:name="T22" style:family="text">
      <style:text-properties fo:font-weight="normal" officeooo:rsid="009634cd" style:font-weight-asian="normal" style:font-weight-complex="normal"/>
    </style:style>
    <style:style style:name="T23" style:family="text">
      <style:text-properties fo:font-weight="normal" officeooo:rsid="009760ec" style:font-weight-asian="normal" style:font-weight-complex="normal"/>
    </style:style>
    <style:style style:name="T24" style:family="text">
      <style:text-properties fo:font-weight="normal" officeooo:rsid="0098a9e7" style:font-weight-asian="normal" style:font-weight-complex="normal"/>
    </style:style>
    <style:style style:name="T25" style:family="text">
      <style:text-properties fo:font-weight="normal" officeooo:rsid="00993e12" style:font-weight-asian="normal" style:font-weight-complex="normal"/>
    </style:style>
    <style:style style:name="T26" style:family="text">
      <style:text-properties fo:font-weight="normal" officeooo:rsid="009a2c4e" style:font-weight-asian="normal" style:font-weight-complex="normal"/>
    </style:style>
    <style:style style:name="T27" style:family="text">
      <style:text-properties fo:font-weight="normal" officeooo:rsid="009aab5c" style:font-weight-asian="normal" style:font-weight-complex="normal"/>
    </style:style>
    <style:style style:name="T28" style:family="text">
      <style:text-properties fo:font-weight="normal" officeooo:rsid="009aee12" style:font-weight-asian="normal" style:font-weight-complex="normal"/>
    </style:style>
    <style:style style:name="T29" style:family="text">
      <style:text-properties fo:font-weight="normal" officeooo:rsid="009bab89" style:font-weight-asian="normal" style:font-weight-complex="normal"/>
    </style:style>
    <style:style style:name="T30" style:family="text">
      <style:text-properties fo:font-weight="normal" officeooo:rsid="009d8216" style:font-weight-asian="normal" style:font-weight-complex="normal"/>
    </style:style>
    <style:style style:name="T31" style:family="text">
      <style:text-properties fo:font-weight="normal" officeooo:rsid="009f5a77" style:font-weight-asian="normal" style:font-weight-complex="normal"/>
    </style:style>
    <style:style style:name="T32" style:family="text">
      <style:text-properties fo:font-weight="normal" officeooo:rsid="00a00109" style:font-weight-asian="normal" style:font-weight-complex="normal"/>
    </style:style>
    <style:style style:name="T33" style:family="text">
      <style:text-properties fo:font-weight="normal" officeooo:rsid="00a0ead4" style:font-weight-asian="normal" style:font-weight-complex="normal"/>
    </style:style>
    <style:style style:name="T34" style:family="text">
      <style:text-properties fo:font-weight="normal" officeooo:rsid="00a20503" style:font-weight-asian="normal" style:font-weight-complex="normal"/>
    </style:style>
    <style:style style:name="T35" style:family="text">
      <style:text-properties fo:font-weight="normal" officeooo:rsid="00c7bbb3" style:font-weight-asian="normal" style:font-weight-complex="normal"/>
    </style:style>
    <style:style style:name="T36" style:family="text">
      <style:text-properties fo:font-weight="normal" officeooo:rsid="00c915bf" style:font-weight-asian="normal" style:font-weight-complex="normal"/>
    </style:style>
    <style:style style:name="T37" style:family="text">
      <style:text-properties fo:font-weight="normal" officeooo:rsid="00cac1b2" style:font-weight-asian="normal" style:font-weight-complex="normal"/>
    </style:style>
    <style:style style:name="T38" style:family="text">
      <style:text-properties fo:font-weight="normal" officeooo:rsid="00cc3031" style:font-weight-asian="normal" style:font-weight-complex="normal"/>
    </style:style>
    <style:style style:name="T39" style:family="text">
      <style:text-properties fo:font-weight="normal" officeooo:rsid="00ccde46" style:font-weight-asian="normal" style:font-weight-complex="normal"/>
    </style:style>
    <style:style style:name="T40" style:family="text">
      <style:text-properties fo:font-weight="normal" officeooo:rsid="00cd10be" style:font-weight-asian="normal" style:font-weight-complex="normal"/>
    </style:style>
    <style:style style:name="T41" style:family="text">
      <style:text-properties fo:font-weight="normal" officeooo:rsid="00d07156" style:font-weight-asian="normal" style:font-weight-complex="normal"/>
    </style:style>
    <style:style style:name="T42" style:family="text">
      <style:text-properties fo:font-weight="normal" officeooo:rsid="00d1160d" style:font-weight-asian="normal" style:font-weight-complex="normal"/>
    </style:style>
    <style:style style:name="T43" style:family="text">
      <style:text-properties fo:font-weight="normal" officeooo:rsid="00d1802f" style:font-weight-asian="normal" style:font-weight-complex="normal"/>
    </style:style>
    <style:style style:name="T44" style:family="text">
      <style:text-properties fo:font-weight="normal" officeooo:rsid="00d36f44" style:font-weight-asian="normal" style:font-weight-complex="normal"/>
    </style:style>
    <style:style style:name="T45" style:family="text">
      <style:text-properties fo:font-weight="normal" officeooo:rsid="00d4d810" style:font-weight-asian="normal" style:font-weight-complex="normal"/>
    </style:style>
    <style:style style:name="T46" style:family="text">
      <style:text-properties fo:font-weight="normal" officeooo:rsid="00d4ed08" style:font-weight-asian="normal" style:font-weight-complex="normal"/>
    </style:style>
    <style:style style:name="T47" style:family="text">
      <style:text-properties fo:font-weight="normal" officeooo:rsid="00d576d7" style:font-weight-asian="normal" style:font-weight-complex="normal"/>
    </style:style>
    <style:style style:name="T48" style:family="text">
      <style:text-properties fo:font-weight="normal" officeooo:rsid="00d9b891" style:font-weight-asian="normal" style:font-weight-complex="normal"/>
    </style:style>
    <style:style style:name="T49" style:family="text">
      <style:text-properties fo:font-weight="normal" officeooo:rsid="00dd37f5" style:font-weight-asian="normal" style:font-weight-complex="normal"/>
    </style:style>
    <style:style style:name="T50" style:family="text">
      <style:text-properties fo:font-weight="normal" officeooo:rsid="00eb35a0" style:font-weight-asian="normal" style:font-weight-complex="normal"/>
    </style:style>
    <style:style style:name="T51" style:family="text">
      <style:text-properties fo:font-weight="normal" officeooo:rsid="00eda769" style:font-weight-asian="normal" style:font-weight-complex="normal"/>
    </style:style>
    <style:style style:name="T52" style:family="text">
      <style:text-properties fo:font-weight="normal" officeooo:rsid="00ef2487" style:font-weight-asian="normal" style:font-weight-complex="normal"/>
    </style:style>
    <style:style style:name="T53" style:family="text">
      <style:text-properties fo:font-weight="normal" officeooo:rsid="00f0ee93" style:font-weight-asian="normal" style:font-weight-complex="normal"/>
    </style:style>
    <style:style style:name="T54" style:family="text">
      <style:text-properties officeooo:rsid="00193b42"/>
    </style:style>
    <style:style style:name="T55" style:family="text">
      <style:text-properties officeooo:rsid="001ab640"/>
    </style:style>
    <style:style style:name="T56" style:family="text">
      <style:text-properties officeooo:rsid="001b662b"/>
    </style:style>
    <style:style style:name="T57" style:family="text">
      <style:text-properties fo:font-style="italic" style:font-style-asian="italic" style:font-style-complex="italic"/>
    </style:style>
    <style:style style:name="T58" style:family="text">
      <style:text-properties fo:font-style="italic" officeooo:rsid="001c3493" style:font-style-asian="italic" style:font-style-complex="italic"/>
    </style:style>
    <style:style style:name="T59" style:family="text">
      <style:text-properties fo:font-style="italic" officeooo:rsid="00e00cb7"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032e07f" style:font-style-asian="italic" style:font-weight-asian="normal" style:font-style-complex="italic" style:font-weight-complex="normal"/>
    </style:style>
    <style:style style:name="T62" style:family="text">
      <style:text-properties officeooo:rsid="001bffe4"/>
    </style:style>
    <style:style style:name="T63" style:family="text">
      <style:text-properties officeooo:rsid="001c3493"/>
    </style:style>
    <style:style style:name="T64" style:family="text">
      <style:text-properties fo:font-style="normal" style:font-style-asian="normal" style:font-style-complex="normal"/>
    </style:style>
    <style:style style:name="T65" style:family="text">
      <style:text-properties fo:font-style="normal" officeooo:rsid="001c3493" style:font-style-asian="normal" style:font-style-complex="normal"/>
    </style:style>
    <style:style style:name="T66" style:family="text">
      <style:text-properties fo:font-style="normal" officeooo:rsid="001d87cc" style:font-style-asian="normal" style:font-style-complex="normal"/>
    </style:style>
    <style:style style:name="T67" style:family="text">
      <style:text-properties fo:font-style="normal" officeooo:rsid="001e9d32" style:font-style-asian="normal" style:font-style-complex="normal"/>
    </style:style>
    <style:style style:name="T68" style:family="text">
      <style:text-properties fo:font-style="normal" officeooo:rsid="00206ab6" style:font-style-asian="normal" style:font-style-complex="normal"/>
    </style:style>
    <style:style style:name="T69" style:family="text">
      <style:text-properties fo:font-style="normal" officeooo:rsid="0036630b" style:font-style-asian="normal" style:font-style-complex="normal"/>
    </style:style>
    <style:style style:name="T70" style:family="text">
      <style:text-properties fo:font-style="normal" officeooo:rsid="00383428" style:font-style-asian="normal" style:font-style-complex="normal"/>
    </style:style>
    <style:style style:name="T71" style:family="text">
      <style:text-properties fo:font-style="normal" officeooo:rsid="0039d4be" style:font-style-asian="normal" style:font-style-complex="normal"/>
    </style:style>
    <style:style style:name="T72" style:family="text">
      <style:text-properties fo:font-style="normal" officeooo:rsid="0040d50e" style:font-style-asian="normal" style:font-style-complex="normal"/>
    </style:style>
    <style:style style:name="T73" style:family="text">
      <style:text-properties fo:font-style="normal" officeooo:rsid="00422e18" style:font-style-asian="normal" style:font-style-complex="normal"/>
    </style:style>
    <style:style style:name="T74" style:family="text">
      <style:text-properties fo:font-style="normal" officeooo:rsid="004d2d1e" style:font-style-asian="normal" style:font-style-complex="normal"/>
    </style:style>
    <style:style style:name="T75" style:family="text">
      <style:text-properties fo:font-style="normal" fo:font-weight="normal" officeooo:rsid="001cfb0e" style:font-style-asian="normal" style:font-weight-asian="normal" style:font-style-complex="normal" style:font-weight-complex="normal"/>
    </style:style>
    <style:style style:name="T76" style:family="text">
      <style:text-properties fo:font-style="normal" fo:font-weight="normal" officeooo:rsid="001d14af" style:font-style-asian="normal" style:font-weight-asian="normal" style:font-style-complex="normal" style:font-weight-complex="normal"/>
    </style:style>
    <style:style style:name="T77" style:family="text">
      <style:text-properties fo:font-style="normal" fo:font-weight="normal" officeooo:rsid="001d87cc" style:font-style-asian="normal" style:font-weight-asian="normal" style:font-style-complex="normal" style:font-weight-complex="normal"/>
    </style:style>
    <style:style style:name="T78" style:family="text">
      <style:text-properties fo:font-style="normal" fo:font-weight="normal" officeooo:rsid="001ea85b" style:font-style-asian="normal" style:font-weight-asian="normal" style:font-style-complex="normal" style:font-weight-complex="normal"/>
    </style:style>
    <style:style style:name="T79" style:family="text">
      <style:text-properties fo:font-style="normal" fo:font-weight="normal" officeooo:rsid="00206ab6" style:font-style-asian="normal" style:font-weight-asian="normal" style:font-style-complex="normal" style:font-weight-complex="normal"/>
    </style:style>
    <style:style style:name="T80" style:family="text">
      <style:text-properties fo:font-style="normal" fo:font-weight="normal" officeooo:rsid="002968e7" style:font-style-asian="normal" style:font-weight-asian="normal" style:font-style-complex="normal" style:font-weight-complex="normal"/>
    </style:style>
    <style:style style:name="T81" style:family="text">
      <style:text-properties fo:font-style="normal" fo:font-weight="normal" officeooo:rsid="00353d1c" style:font-style-asian="normal" style:font-weight-asian="normal" style:font-style-complex="normal" style:font-weight-complex="normal"/>
    </style:style>
    <style:style style:name="T82" style:family="text">
      <style:text-properties fo:font-style="normal" fo:font-weight="normal" officeooo:rsid="0036630b" style:font-style-asian="normal" style:font-weight-asian="normal" style:font-style-complex="normal" style:font-weight-complex="normal"/>
    </style:style>
    <style:style style:name="T83" style:family="text">
      <style:text-properties fo:font-style="normal" fo:font-weight="normal" officeooo:rsid="00383428" style:font-style-asian="normal" style:font-weight-asian="normal" style:font-style-complex="normal" style:font-weight-complex="normal"/>
    </style:style>
    <style:style style:name="T84" style:family="text">
      <style:text-properties fo:font-style="normal" fo:font-weight="normal" officeooo:rsid="0039d4be" style:font-style-asian="normal" style:font-weight-asian="normal" style:font-style-complex="normal" style:font-weight-complex="normal"/>
    </style:style>
    <style:style style:name="T85" style:family="text">
      <style:text-properties fo:font-style="normal" fo:font-weight="bold" officeooo:rsid="00422e18" style:font-style-asian="normal" style:font-weight-asian="bold" style:font-style-complex="normal" style:font-weight-complex="bold"/>
    </style:style>
    <style:style style:name="T86" style:family="text">
      <style:text-properties officeooo:rsid="0025cfae"/>
    </style:style>
    <style:style style:name="T87" style:family="text">
      <style:text-properties officeooo:rsid="0025f2dd"/>
    </style:style>
    <style:style style:name="T88" style:family="text">
      <style:text-properties officeooo:rsid="00265482"/>
    </style:style>
    <style:style style:name="T89" style:family="text">
      <style:text-properties officeooo:rsid="0028d032"/>
    </style:style>
    <style:style style:name="T90" style:family="text">
      <style:text-properties officeooo:rsid="002c9bcf"/>
    </style:style>
    <style:style style:name="T91" style:family="text">
      <style:text-properties officeooo:rsid="00305112"/>
    </style:style>
    <style:style style:name="T92" style:family="text">
      <style:text-properties officeooo:rsid="00422e18"/>
    </style:style>
    <style:style style:name="T93" style:family="text">
      <style:text-properties officeooo:rsid="0044d9e2"/>
    </style:style>
    <style:style style:name="T94" style:family="text">
      <style:text-properties fo:font-size="12pt" style:font-size-asian="10.5pt" style:font-size-complex="12pt"/>
    </style:style>
    <style:style style:name="T95" style:family="text">
      <style:text-properties fo:font-size="12pt" officeooo:rsid="00476ecd" style:font-size-asian="10.5pt" style:font-size-complex="12pt"/>
    </style:style>
    <style:style style:name="T96" style:family="text">
      <style:text-properties fo:font-size="12pt" officeooo:rsid="004ea91e" style:font-size-asian="10.5pt" style:font-size-complex="12pt"/>
    </style:style>
    <style:style style:name="T97" style:family="text">
      <style:text-properties fo:font-size="12pt" officeooo:rsid="005228bb" style:font-size-asian="10.5pt" style:font-size-complex="12pt"/>
    </style:style>
    <style:style style:name="T98" style:family="text">
      <style:text-properties fo:font-size="12pt" officeooo:rsid="0053cdf6" style:font-size-asian="10.5pt" style:font-size-complex="12pt"/>
    </style:style>
    <style:style style:name="T99" style:family="text">
      <style:text-properties fo:font-size="12pt" officeooo:rsid="00571426" style:font-size-asian="10.5pt" style:font-size-complex="12pt"/>
    </style:style>
    <style:style style:name="T100" style:family="text">
      <style:text-properties fo:font-size="12pt" officeooo:rsid="00583267" style:font-size-asian="10.5pt" style:font-size-complex="12pt"/>
    </style:style>
    <style:style style:name="T101" style:family="text">
      <style:text-properties fo:font-size="12pt" officeooo:rsid="0058c883" style:font-size-asian="10.5pt" style:font-size-complex="12pt"/>
    </style:style>
    <style:style style:name="T102" style:family="text">
      <style:text-properties fo:font-size="12pt" officeooo:rsid="005a3f14" style:font-size-asian="10.5pt" style:font-size-complex="12pt"/>
    </style:style>
    <style:style style:name="T103" style:family="text">
      <style:text-properties fo:font-size="12pt" officeooo:rsid="005cf064" style:font-size-asian="10.5pt" style:font-size-complex="12pt"/>
    </style:style>
    <style:style style:name="T104" style:family="text">
      <style:text-properties fo:font-size="12pt" fo:font-weight="normal" style:font-size-asian="10.5pt" style:font-weight-asian="normal" style:font-size-complex="12pt" style:font-weight-complex="normal"/>
    </style:style>
    <style:style style:name="T105" style:family="text">
      <style:text-properties fo:font-size="12pt" fo:font-weight="normal" officeooo:rsid="0046066b" style:font-size-asian="10.5pt" style:font-weight-asian="normal" style:font-size-complex="12pt" style:font-weight-complex="normal"/>
    </style:style>
    <style:style style:name="T106" style:family="text">
      <style:text-properties fo:font-size="12pt" fo:font-weight="normal" officeooo:rsid="00476ecd" style:font-size-asian="10.5pt" style:font-weight-asian="normal" style:font-size-complex="12pt" style:font-weight-complex="normal"/>
    </style:style>
    <style:style style:name="T107" style:family="text">
      <style:text-properties fo:font-size="12pt" fo:font-weight="normal" officeooo:rsid="005228bb" style:font-size-asian="10.5pt" style:font-weight-asian="normal" style:font-size-complex="12pt" style:font-weight-complex="normal"/>
    </style:style>
    <style:style style:name="T108" style:family="text">
      <style:text-properties fo:font-size="12pt" fo:font-weight="normal" officeooo:rsid="0053cdf6" style:font-size-asian="10.5pt" style:font-weight-asian="normal" style:font-size-complex="12pt" style:font-weight-complex="normal"/>
    </style:style>
    <style:style style:name="T109" style:family="text">
      <style:text-properties fo:font-size="12pt" fo:font-weight="normal" officeooo:rsid="0054d5a9" style:font-size-asian="10.5pt" style:font-weight-asian="normal" style:font-size-complex="12pt" style:font-weight-complex="normal"/>
    </style:style>
    <style:style style:name="T110" style:family="text">
      <style:text-properties fo:font-size="12pt" fo:font-weight="normal" officeooo:rsid="0056006f" style:font-size-asian="10.5pt" style:font-weight-asian="normal" style:font-size-complex="12pt" style:font-weight-complex="normal"/>
    </style:style>
    <style:style style:name="T111" style:family="text">
      <style:text-properties fo:font-size="12pt" fo:font-weight="normal" officeooo:rsid="005618a9" style:font-size-asian="10.5pt" style:font-weight-asian="normal" style:font-size-complex="12pt" style:font-weight-complex="normal"/>
    </style:style>
    <style:style style:name="T112" style:family="text">
      <style:text-properties fo:font-size="12pt" fo:font-weight="normal" officeooo:rsid="0056b29d" style:font-size-asian="10.5pt" style:font-weight-asian="normal" style:font-size-complex="12pt" style:font-weight-complex="normal"/>
    </style:style>
    <style:style style:name="T113" style:family="text">
      <style:text-properties fo:font-size="12pt" fo:font-style="italic" fo:font-weight="normal" officeooo:rsid="0056006f" style:font-size-asian="10.5pt" style:font-style-asian="italic" style:font-weight-asian="normal" style:font-size-complex="12pt" style:font-style-complex="italic" style:font-weight-complex="normal"/>
    </style:style>
    <style:style style:name="T114" style:family="text">
      <style:text-properties fo:font-size="12pt" fo:font-weight="bold" officeooo:rsid="00583267" style:font-size-asian="10.5pt" style:font-weight-asian="bold" style:font-size-complex="12pt" style:font-weight-complex="bold"/>
    </style:style>
    <style:style style:name="T115" style:family="text">
      <style:text-properties fo:font-size="12pt" fo:font-weight="bold" officeooo:rsid="0058c883" style:font-size-asian="10.5pt" style:font-weight-asian="bold" style:font-size-complex="12pt" style:font-weight-complex="bold"/>
    </style:style>
    <style:style style:name="T116" style:family="text">
      <style:text-properties fo:font-size="12pt" fo:font-weight="bold" officeooo:rsid="005a3f14" style:font-size-asian="10.5pt" style:font-weight-asian="bold" style:font-size-complex="12pt" style:font-weight-complex="bold"/>
    </style:style>
    <style:style style:name="T117" style:family="text">
      <style:text-properties fo:font-size="12pt" fo:font-style="normal" style:font-size-asian="10.5pt" style:font-style-asian="normal" style:font-size-complex="12pt" style:font-style-complex="normal"/>
    </style:style>
    <style:style style:name="T118" style:family="text">
      <style:text-properties fo:font-size="12pt" fo:font-style="normal" officeooo:rsid="005ba2ec" style:font-size-asian="10.5pt" style:font-style-asian="normal" style:font-size-complex="12pt" style:font-style-complex="normal"/>
    </style:style>
    <style:style style:name="T119" style:family="text">
      <style:text-properties fo:font-size="12pt" fo:font-style="normal" officeooo:rsid="005c2af6" style:font-size-asian="10.5pt" style:font-style-asian="normal" style:font-size-complex="12pt" style:font-style-complex="normal"/>
    </style:style>
    <style:style style:name="T120" style:family="text">
      <style:text-properties fo:font-size="12pt" fo:font-style="normal" officeooo:rsid="005ec1aa" style:font-size-asian="10.5pt" style:font-style-asian="normal" style:font-size-complex="12pt" style:font-style-complex="normal"/>
    </style:style>
    <style:style style:name="T121" style:family="text">
      <style:text-properties fo:font-size="12pt" fo:font-style="normal" officeooo:rsid="0060b4e8" style:font-size-asian="10.5pt" style:font-style-asian="normal" style:font-size-complex="12pt" style:font-style-complex="normal"/>
    </style:style>
    <style:style style:name="T122" style:family="text">
      <style:text-properties fo:font-size="12pt" fo:font-style="normal" officeooo:rsid="006299b6" style:font-size-asian="10.5pt" style:font-style-asian="normal" style:font-size-complex="12pt" style:font-style-complex="normal"/>
    </style:style>
    <style:style style:name="T123" style:family="text">
      <style:text-properties fo:font-size="12pt" fo:font-style="normal" officeooo:rsid="0063234a" style:font-size-asian="10.5pt" style:font-style-asian="normal" style:font-size-complex="12pt" style:font-style-complex="normal"/>
    </style:style>
    <style:style style:name="T124" style:family="text">
      <style:text-properties fo:font-size="12pt" fo:font-style="normal" officeooo:rsid="0068bd79" style:font-size-asian="10.5pt" style:font-style-asian="normal" style:font-size-complex="12pt" style:font-style-complex="normal"/>
    </style:style>
    <style:style style:name="T125" style:family="text">
      <style:text-properties fo:font-size="12pt" fo:font-style="normal" officeooo:rsid="0068e424" style:font-size-asian="10.5pt" style:font-style-asian="normal" style:font-size-complex="12pt" style:font-style-complex="normal"/>
    </style:style>
    <style:style style:name="T126" style:family="text">
      <style:text-properties fo:font-size="12pt" fo:font-style="normal" officeooo:rsid="00690d9f" style:font-size-asian="10.5pt" style:font-style-asian="normal" style:font-size-complex="12pt" style:font-style-complex="normal"/>
    </style:style>
    <style:style style:name="T127" style:family="text">
      <style:text-properties fo:font-size="12pt" fo:font-style="normal" officeooo:rsid="006a05ae" style:font-size-asian="10.5pt" style:font-style-asian="normal" style:font-size-complex="12pt" style:font-style-complex="normal"/>
    </style:style>
    <style:style style:name="T128" style:family="text">
      <style:text-properties fo:font-size="12pt" fo:font-style="normal" officeooo:rsid="006be1fe" style:font-size-asian="10.5pt" style:font-style-asian="normal" style:font-size-complex="12pt" style:font-style-complex="normal"/>
    </style:style>
    <style:style style:name="T129" style:family="text">
      <style:text-properties fo:font-size="12pt" fo:font-style="normal" officeooo:rsid="006d294b" style:font-size-asian="10.5pt" style:font-style-asian="normal" style:font-size-complex="12pt" style:font-style-complex="normal"/>
    </style:style>
    <style:style style:name="T130" style:family="text">
      <style:text-properties fo:font-size="12pt" fo:font-style="normal" officeooo:rsid="006d4c2a" style:font-size-asian="10.5pt" style:font-style-asian="normal" style:font-size-complex="12pt" style:font-style-complex="normal"/>
    </style:style>
    <style:style style:name="T131" style:family="text">
      <style:text-properties fo:font-size="12pt" fo:font-style="normal" officeooo:rsid="00726400" style:font-size-asian="10.5pt" style:font-style-asian="normal" style:font-size-complex="12pt" style:font-style-complex="normal"/>
    </style:style>
    <style:style style:name="T132" style:family="text">
      <style:text-properties fo:font-size="12pt" fo:font-style="normal" officeooo:rsid="0074031e" style:font-size-asian="10.5pt" style:font-style-asian="normal" style:font-size-complex="12pt" style:font-style-complex="normal"/>
    </style:style>
    <style:style style:name="T133" style:family="text">
      <style:text-properties fo:font-size="12pt" fo:font-style="normal" officeooo:rsid="0075a331" style:font-size-asian="10.5pt" style:font-style-asian="normal" style:font-size-complex="12pt" style:font-style-complex="normal"/>
    </style:style>
    <style:style style:name="T134" style:family="text">
      <style:text-properties fo:font-size="12pt" fo:font-style="normal" officeooo:rsid="007602d2" style:font-size-asian="10.5pt" style:font-style-asian="normal" style:font-size-complex="12pt" style:font-style-complex="normal"/>
    </style:style>
    <style:style style:name="T135" style:family="text">
      <style:text-properties fo:font-size="12pt" fo:font-style="normal" officeooo:rsid="00768c7d" style:font-size-asian="10.5pt" style:font-style-asian="normal" style:font-size-complex="12pt" style:font-style-complex="normal"/>
    </style:style>
    <style:style style:name="T136" style:family="text">
      <style:text-properties fo:font-size="12pt" fo:font-style="normal" officeooo:rsid="0077fa41" style:font-size-asian="10.5pt" style:font-style-asian="normal" style:font-size-complex="12pt" style:font-style-complex="normal"/>
    </style:style>
    <style:style style:name="T137" style:family="text">
      <style:text-properties fo:font-size="12pt" fo:font-style="normal" officeooo:rsid="0078f224" style:font-size-asian="10.5pt" style:font-style-asian="normal" style:font-size-complex="12pt" style:font-style-complex="normal"/>
    </style:style>
    <style:style style:name="T138" style:family="text">
      <style:text-properties fo:font-size="12pt" fo:font-style="normal" officeooo:rsid="00798582" style:font-size-asian="10.5pt" style:font-style-asian="normal" style:font-size-complex="12pt" style:font-style-complex="normal"/>
    </style:style>
    <style:style style:name="T139" style:family="text">
      <style:text-properties fo:font-size="12pt" fo:font-style="normal" officeooo:rsid="007b58f6" style:font-size-asian="10.5pt" style:font-style-asian="normal" style:font-size-complex="12pt" style:font-style-complex="normal"/>
    </style:style>
    <style:style style:name="T140" style:family="text">
      <style:text-properties fo:font-size="12pt" fo:font-style="normal" officeooo:rsid="007c222e" style:font-size-asian="10.5pt" style:font-style-asian="normal" style:font-size-complex="12pt" style:font-style-complex="normal"/>
    </style:style>
    <style:style style:name="T141" style:family="text">
      <style:text-properties fo:font-size="12pt" fo:font-style="normal" officeooo:rsid="007e3658" style:font-size-asian="10.5pt" style:font-style-asian="normal" style:font-size-complex="12pt" style:font-style-complex="normal"/>
    </style:style>
    <style:style style:name="T142" style:family="text">
      <style:text-properties fo:font-size="12pt" fo:font-style="normal" officeooo:rsid="007fa95c" style:font-size-asian="10.5pt" style:font-style-asian="normal" style:font-size-complex="12pt" style:font-style-complex="normal"/>
    </style:style>
    <style:style style:name="T143" style:family="text">
      <style:text-properties fo:font-size="12pt" fo:font-style="normal" officeooo:rsid="0080b195" style:font-size-asian="10.5pt" style:font-style-asian="normal" style:font-size-complex="12pt" style:font-style-complex="normal"/>
    </style:style>
    <style:style style:name="T144" style:family="text">
      <style:text-properties fo:font-size="12pt" fo:font-style="normal" officeooo:rsid="0081b161" style:font-size-asian="10.5pt" style:font-style-asian="normal" style:font-size-complex="12pt" style:font-style-complex="normal"/>
    </style:style>
    <style:style style:name="T145" style:family="text">
      <style:text-properties fo:font-size="12pt" fo:font-style="normal" officeooo:rsid="00829c5f" style:font-size-asian="10.5pt" style:font-style-asian="normal" style:font-size-complex="12pt" style:font-style-complex="normal"/>
    </style:style>
    <style:style style:name="T146" style:family="text">
      <style:text-properties fo:font-size="12pt" fo:font-style="normal" officeooo:rsid="00846bc1" style:font-size-asian="10.5pt" style:font-style-asian="normal" style:font-size-complex="12pt" style:font-style-complex="normal"/>
    </style:style>
    <style:style style:name="T147" style:family="text">
      <style:text-properties fo:font-size="12pt" fo:font-style="normal" officeooo:rsid="0085f9b6" style:font-size-asian="10.5pt" style:font-style-asian="normal" style:font-size-complex="12pt" style:font-style-complex="normal"/>
    </style:style>
    <style:style style:name="T148" style:family="text">
      <style:text-properties fo:font-size="12pt" fo:font-style="normal" officeooo:rsid="0086eb3b" style:font-size-asian="10.5pt" style:font-style-asian="normal" style:font-size-complex="12pt" style:font-style-complex="normal"/>
    </style:style>
    <style:style style:name="T149" style:family="text">
      <style:text-properties fo:font-size="12pt" fo:font-style="normal" officeooo:rsid="0063234a" style:font-size-asian="10.5pt" style:font-style-asian="normal" style:font-weight-asian="normal" style:font-size-complex="12pt" style:font-style-complex="normal" style:font-weight-complex="normal"/>
    </style:style>
    <style:style style:name="T150" style:family="text">
      <style:text-properties fo:font-size="12pt" fo:font-style="normal" officeooo:rsid="00646651" style:font-size-asian="10.5pt" style:font-style-asian="normal" style:font-weight-asian="normal" style:font-size-complex="12pt" style:font-style-complex="normal" style:font-weight-complex="normal"/>
    </style:style>
    <style:style style:name="T151" style:family="text">
      <style:text-properties fo:font-size="12pt" fo:font-style="normal" officeooo:rsid="0064934b" style:font-size-asian="10.5pt" style:font-style-asian="normal" style:font-weight-asian="normal" style:font-size-complex="12pt" style:font-style-complex="normal" style:font-weight-complex="normal"/>
    </style:style>
    <style:style style:name="T152" style:family="text">
      <style:text-properties fo:font-size="12pt" fo:font-style="normal" officeooo:rsid="00660a7b" style:font-size-asian="10.5pt" style:font-style-asian="normal" style:font-weight-asian="normal" style:font-size-complex="12pt" style:font-style-complex="normal" style:font-weight-complex="normal"/>
    </style:style>
    <style:style style:name="T153" style:family="text">
      <style:text-properties fo:font-size="12pt" fo:font-style="normal" officeooo:rsid="0066eaa3" style:font-size-asian="10.5pt" style:font-style-asian="normal" style:font-weight-asian="normal" style:font-size-complex="12pt" style:font-style-complex="normal" style:font-weight-complex="normal"/>
    </style:style>
    <style:style style:name="T154" style:family="text">
      <style:text-properties fo:font-size="12pt" fo:font-style="normal" officeooo:rsid="00674208" style:font-size-asian="10.5pt" style:font-style-asian="normal" style:font-weight-asian="normal" style:font-size-complex="12pt" style:font-style-complex="normal" style:font-weight-complex="normal"/>
    </style:style>
    <style:style style:name="T155" style:family="text">
      <style:text-properties fo:font-size="12pt" fo:font-style="normal" officeooo:rsid="0068bd79" style:font-size-asian="10.5pt" style:font-style-asian="normal" style:font-weight-asian="normal" style:font-size-complex="12pt" style:font-style-complex="normal" style:font-weight-complex="normal"/>
    </style:style>
    <style:style style:name="T156" style:family="text">
      <style:text-properties fo:font-size="12pt" fo:font-style="normal" fo:font-weight="bold" style:font-size-asian="10.5pt" style:font-style-asian="normal" style:font-weight-asian="bold" style:font-size-complex="12pt" style:font-style-complex="normal" style:font-weight-complex="bold"/>
    </style:style>
    <style:style style:name="T157" style:family="text">
      <style:text-properties fo:font-size="12pt" fo:font-style="normal" fo:font-weight="bold" officeooo:rsid="005ec1aa" style:font-size-asian="10.5pt" style:font-style-asian="normal" style:font-weight-asian="bold" style:font-size-complex="12pt" style:font-style-complex="normal" style:font-weight-complex="bold"/>
    </style:style>
    <style:style style:name="T158" style:family="text">
      <style:text-properties fo:font-size="12pt" fo:font-style="normal" fo:font-weight="bold" officeooo:rsid="0060b4e8" style:font-size-asian="10.5pt" style:font-style-asian="normal" style:font-weight-asian="bold" style:font-size-complex="12pt" style:font-style-complex="normal" style:font-weight-complex="bold"/>
    </style:style>
    <style:style style:name="T159" style:family="text">
      <style:text-properties fo:font-size="12pt" fo:font-style="normal" fo:font-weight="bold" officeooo:rsid="006299b6" style:font-size-asian="10.5pt" style:font-style-asian="normal" style:font-weight-asian="bold" style:font-size-complex="12pt" style:font-style-complex="normal" style:font-weight-complex="bold"/>
    </style:style>
    <style:style style:name="T160" style:family="text">
      <style:text-properties fo:font-size="12pt" fo:font-style="normal" fo:font-weight="bold" officeooo:rsid="00646651" style:font-size-asian="10.5pt" style:font-style-asian="normal" style:font-weight-asian="bold" style:font-size-complex="12pt" style:font-style-complex="normal" style:font-weight-complex="bold"/>
    </style:style>
    <style:style style:name="T161" style:family="text">
      <style:text-properties fo:font-size="12pt" fo:font-style="normal" fo:font-weight="bold" officeooo:rsid="0064934b" style:font-size-asian="10.5pt" style:font-style-asian="normal" style:font-weight-asian="bold" style:font-size-complex="12pt" style:font-style-complex="normal" style:font-weight-complex="bold"/>
    </style:style>
    <style:style style:name="T162" style:family="text">
      <style:text-properties fo:font-size="12pt" fo:font-style="normal" fo:font-weight="bold" officeooo:rsid="00660a7b" style:font-size-asian="10.5pt" style:font-style-asian="normal" style:font-weight-asian="bold" style:font-size-complex="12pt" style:font-style-complex="normal" style:font-weight-complex="bold"/>
    </style:style>
    <style:style style:name="T163" style:family="text">
      <style:text-properties fo:font-size="12pt" fo:font-style="normal" fo:font-weight="bold" officeooo:rsid="0066eaa3" style:font-size-asian="10.5pt" style:font-style-asian="normal" style:font-weight-asian="bold" style:font-size-complex="12pt" style:font-style-complex="normal" style:font-weight-complex="bold"/>
    </style:style>
    <style:style style:name="T164" style:family="text">
      <style:text-properties fo:font-size="12pt" fo:font-style="normal" fo:font-weight="bold" officeooo:rsid="0068bd79" style:font-size-asian="10.5pt" style:font-style-asian="normal" style:font-weight-asian="bold" style:font-size-complex="12pt" style:font-style-complex="normal" style:font-weight-complex="bold"/>
    </style:style>
    <style:style style:name="T165" style:family="text">
      <style:text-properties fo:font-size="12pt" fo:font-style="normal" fo:font-weight="bold" officeooo:rsid="00690d9f" style:font-size-asian="10.5pt" style:font-style-asian="normal" style:font-weight-asian="bold" style:font-size-complex="12pt" style:font-style-complex="normal" style:font-weight-complex="bold"/>
    </style:style>
    <style:style style:name="T166" style:family="text">
      <style:text-properties fo:font-size="12pt" fo:font-style="normal" fo:font-weight="bold" officeooo:rsid="006d294b" style:font-size-asian="10.5pt" style:font-style-asian="normal" style:font-weight-asian="bold" style:font-size-complex="12pt" style:font-style-complex="normal" style:font-weight-complex="bold"/>
    </style:style>
    <style:style style:name="T167" style:family="text">
      <style:text-properties fo:font-size="12pt" fo:font-style="normal" fo:font-weight="bold" officeooo:rsid="0070d9d7" style:font-size-asian="10.5pt" style:font-style-asian="normal" style:font-weight-asian="bold" style:font-size-complex="12pt" style:font-style-complex="normal" style:font-weight-complex="bold"/>
    </style:style>
    <style:style style:name="T168" style:family="text">
      <style:text-properties fo:font-size="12pt" fo:font-style="normal" fo:font-weight="bold" officeooo:rsid="0074031e" style:font-size-asian="10.5pt" style:font-style-asian="normal" style:font-weight-asian="bold" style:font-size-complex="12pt" style:font-style-complex="normal" style:font-weight-complex="bold"/>
    </style:style>
    <style:style style:name="T169" style:family="text">
      <style:text-properties fo:font-size="12pt" fo:font-style="normal" fo:font-weight="bold" officeooo:rsid="007602d2" style:font-size-asian="10.5pt" style:font-style-asian="normal" style:font-weight-asian="bold" style:font-size-complex="12pt" style:font-style-complex="normal" style:font-weight-complex="bold"/>
    </style:style>
    <style:style style:name="T170" style:family="text">
      <style:text-properties fo:font-size="12pt" fo:font-style="normal" fo:font-weight="bold" officeooo:rsid="0078f224" style:font-size-asian="10.5pt" style:font-style-asian="normal" style:font-weight-asian="bold" style:font-size-complex="12pt" style:font-style-complex="normal" style:font-weight-complex="bold"/>
    </style:style>
    <style:style style:name="T171" style:family="text">
      <style:text-properties fo:font-size="12pt" fo:font-style="normal" fo:font-weight="bold" officeooo:rsid="007c222e" style:font-size-asian="10.5pt" style:font-style-asian="normal" style:font-weight-asian="bold" style:font-size-complex="12pt" style:font-style-complex="normal" style:font-weight-complex="bold"/>
    </style:style>
    <style:style style:name="T172" style:family="text">
      <style:text-properties fo:font-size="12pt" fo:font-style="normal" fo:font-weight="bold" officeooo:rsid="007d4b04" style:font-size-asian="10.5pt" style:font-style-asian="normal" style:font-weight-asian="bold" style:font-size-complex="12pt" style:font-style-complex="normal" style:font-weight-complex="bold"/>
    </style:style>
    <style:style style:name="T173" style:family="text">
      <style:text-properties fo:font-size="12pt" fo:font-style="normal" fo:font-weight="bold" officeooo:rsid="007fa95c" style:font-size-asian="10.5pt" style:font-style-asian="normal" style:font-weight-asian="bold" style:font-size-complex="12pt" style:font-style-complex="normal" style:font-weight-complex="bold"/>
    </style:style>
    <style:style style:name="T174" style:family="text">
      <style:text-properties fo:font-size="12pt" fo:font-style="normal" fo:font-weight="bold" officeooo:rsid="0081046b" style:font-size-asian="10.5pt" style:font-style-asian="normal" style:font-weight-asian="bold" style:font-size-complex="12pt" style:font-style-complex="normal" style:font-weight-complex="bold"/>
    </style:style>
    <style:style style:name="T175" style:family="text">
      <style:text-properties fo:font-size="12pt" fo:font-style="normal" fo:font-weight="bold" officeooo:rsid="0081b161" style:font-size-asian="10.5pt" style:font-style-asian="normal" style:font-weight-asian="bold" style:font-size-complex="12pt" style:font-style-complex="normal" style:font-weight-complex="bold"/>
    </style:style>
    <style:style style:name="T176" style:family="text">
      <style:text-properties fo:font-size="12pt" fo:font-style="normal" fo:font-weight="bold" officeooo:rsid="0085f9b6" style:font-size-asian="10.5pt" style:font-style-asian="normal" style:font-weight-asian="bold" style:font-size-complex="12pt" style:font-style-complex="normal" style:font-weight-complex="bold"/>
    </style:style>
    <style:style style:name="T177" style:family="text">
      <style:text-properties fo:font-size="12pt" fo:font-style="normal" fo:font-weight="bold" officeooo:rsid="0086a8eb" style:font-size-asian="10.5pt" style:font-style-asian="normal" style:font-weight-asian="bold" style:font-size-complex="12pt" style:font-style-complex="normal" style:font-weight-complex="bold"/>
    </style:style>
    <style:style style:name="T178" style:family="text">
      <style:text-properties fo:font-size="12pt" fo:font-style="normal" fo:font-weight="bold" officeooo:rsid="0086eb3b" style:font-size-asian="10.5pt" style:font-style-asian="normal" style:font-weight-asian="bold" style:font-size-complex="12pt" style:font-style-complex="normal" style:font-weight-complex="bold"/>
    </style:style>
    <style:style style:name="T179" style:family="text">
      <style:text-properties fo:font-size="14pt" style:font-size-asian="14pt" style:font-size-complex="14pt"/>
    </style:style>
    <style:style style:name="T180" style:family="text">
      <style:text-properties fo:color="#569cd6" loext:opacity="100%"/>
    </style:style>
    <style:style style:name="T181" style:family="text">
      <style:text-properties fo:color="#569cd6" loext:opacity="100%" style:font-weight-asian="normal" style:font-weight-complex="normal"/>
    </style:style>
    <style:style style:name="T182" style:family="text">
      <style:text-properties fo:color="#569cd6" loext:opacity="100%" officeooo:rsid="00961b43" style:font-weight-asian="normal" style:font-weight-complex="normal"/>
    </style:style>
    <style:style style:name="T183" style:family="text">
      <style:text-properties fo:color="#569cd6" loext:opacity="100%" officeooo:rsid="009760ec" style:font-weight-asian="normal" style:font-weight-complex="normal"/>
    </style:style>
    <style:style style:name="T184" style:family="text">
      <style:text-properties fo:color="#569cd6" loext:opacity="100%" officeooo:rsid="00993e12" style:font-weight-asian="normal" style:font-weight-complex="normal"/>
    </style:style>
    <style:style style:name="T185" style:family="text">
      <style:text-properties fo:color="#569cd6" loext:opacity="100%" officeooo:rsid="00930544"/>
    </style:style>
    <style:style style:name="T186" style:family="text">
      <style:text-properties fo:color="#569cd6" loext:opacity="100%" style:font-name="Droid Sans Mono" fo:font-size="10.5pt" fo:font-weight="normal" fo:background-color="#1e1e1e" loext:char-shading-value="0"/>
    </style:style>
    <style:style style:name="T187" style:family="text">
      <style:text-properties fo:color="#569cd6"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188" style:family="text">
      <style:text-properties fo:color="#569cd6" loext:opacity="100%" style:font-name="Droid Sans Mono" fo:background-color="#1e1e1e" loext:char-shading-value="0"/>
    </style:style>
    <style:style style:name="T189" style:family="text">
      <style:text-properties fo:color="#d4d4d4" loext:opacity="100%" style:font-name="Droid Sans Mono" fo:font-size="10.5pt" fo:font-weight="normal" fo:background-color="#1e1e1e" loext:char-shading-value="0"/>
    </style:style>
    <style:style style:name="T190" style:family="text">
      <style:text-properties fo:color="#d4d4d4"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191" style:family="text">
      <style:text-properties fo:color="#d4d4d4"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192" style:family="text">
      <style:text-properties fo:color="#d4d4d4"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93" style:family="text">
      <style:text-properties fo:color="#dcdcaa" loext:opacity="100%"/>
    </style:style>
    <style:style style:name="T194" style:family="text">
      <style:text-properties fo:color="#dcdcaa"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95" style:family="text">
      <style:text-properties fo:color="#dcdcaa"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196" style:family="text">
      <style:text-properties fo:color="#dcdcaa" loext:opacity="100%" style:font-name="Droid Sans Mono" fo:font-size="10.5pt" fo:font-weight="normal" fo:background-color="#1e1e1e" loext:char-shading-value="0"/>
    </style:style>
    <style:style style:name="T197" style:family="text">
      <style:text-properties fo:color="#dcdcaa" loext:opacity="100%" style:font-weight-asian="normal" style:font-weight-complex="normal"/>
    </style:style>
    <style:style style:name="T198" style:family="text">
      <style:text-properties fo:color="#dcdcaa" loext:opacity="100%" officeooo:rsid="00993e12" style:font-weight-asian="normal" style:font-weight-complex="normal"/>
    </style:style>
    <style:style style:name="T199" style:family="text">
      <style:text-properties fo:color="#c586c0" loext:opacity="100%"/>
    </style:style>
    <style:style style:name="T200" style:family="text">
      <style:text-properties fo:color="#c586c0" loext:opacity="100%" style:font-name="Droid Sans Mono" fo:font-size="10.5pt" fo:font-weight="normal" fo:background-color="#1e1e1e" loext:char-shading-value="0"/>
    </style:style>
    <style:style style:name="T201" style:family="text">
      <style:text-properties fo:color="#c586c0"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02" style:family="text">
      <style:text-properties fo:color="#808080" loext:opacity="100%"/>
    </style:style>
    <style:style style:name="T203" style:family="text">
      <style:text-properties fo:color="#80808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04" style:family="text">
      <style:text-properties fo:color="#808080" loext:opacity="100%" style:font-name="Droid Sans Mono" fo:font-size="10.5pt" fo:font-weight="normal" fo:background-color="#1e1e1e" loext:char-shading-value="0"/>
    </style:style>
    <style:style style:name="T205" style:family="text">
      <style:text-properties fo:color="#808080" loext:opacity="100%" style:font-name="Droid Sans Mono" fo:background-color="#1e1e1e" loext:char-shading-value="0"/>
    </style:style>
    <style:style style:name="T206" style:family="text">
      <style:text-properties fo:color="#9cdcfe" loext:opacity="100%"/>
    </style:style>
    <style:style style:name="T207" style:family="text">
      <style:text-properties fo:color="#9cdcfe"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08" style:family="text">
      <style:text-properties fo:color="#9cdcfe" loext:opacity="100%" style:font-weight-asian="normal" style:font-weight-complex="normal"/>
    </style:style>
    <style:style style:name="T209" style:family="text">
      <style:text-properties fo:color="#9cdcfe" loext:opacity="100%" officeooo:rsid="00993e12" style:font-weight-asian="normal" style:font-weight-complex="normal"/>
    </style:style>
    <style:style style:name="T210" style:family="text">
      <style:text-properties fo:color="#4ec9b0" loext:opacity="100%"/>
    </style:style>
    <style:style style:name="T211" style:family="text">
      <style:text-properties fo:color="#4ec9b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12" style:family="text">
      <style:text-properties fo:color="#4ec9b0" loext:opacity="100%" style:font-name="Droid Sans Mono" fo:font-size="10.5pt" fo:font-weight="normal" fo:background-color="#1e1e1e" loext:char-shading-value="0"/>
    </style:style>
    <style:style style:name="T213" style:family="text">
      <style:text-properties fo:color="#ce9178" loext:opacity="100%"/>
    </style:style>
    <style:style style:name="T214" style:family="text">
      <style:text-properties fo:color="#ce9178"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15" style:family="text">
      <style:text-properties fo:color="#ce9178"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16" style:family="text">
      <style:text-properties officeooo:rsid="00897bc2"/>
    </style:style>
    <style:style style:name="T217" style:family="text">
      <style:text-properties officeooo:rsid="008c4470"/>
    </style:style>
    <style:style style:name="T218" style:family="text">
      <style:text-properties fo:font-weight="bold" style:font-weight-asian="bold" style:font-weight-complex="bold"/>
    </style:style>
    <style:style style:name="T219" style:family="text">
      <style:text-properties fo:font-weight="bold" officeooo:rsid="00a5afc9" style:font-weight-asian="bold" style:font-weight-complex="bold"/>
    </style:style>
    <style:style style:name="T220" style:family="text">
      <style:text-properties fo:font-weight="bold" officeooo:rsid="00aa8363" style:font-weight-asian="bold" style:font-weight-complex="bold"/>
    </style:style>
    <style:style style:name="T221" style:family="text">
      <style:text-properties fo:font-weight="bold" officeooo:rsid="00ab09c5" style:font-weight-asian="bold" style:font-weight-complex="bold"/>
    </style:style>
    <style:style style:name="T222" style:family="text">
      <style:text-properties fo:font-weight="bold" officeooo:rsid="00b3876e" style:font-weight-asian="bold" style:font-weight-complex="bold"/>
    </style:style>
    <style:style style:name="T223" style:family="text">
      <style:text-properties fo:font-weight="bold" officeooo:rsid="00b44875" style:font-weight-asian="bold" style:font-weight-complex="bold"/>
    </style:style>
    <style:style style:name="T224" style:family="text">
      <style:text-properties fo:font-weight="bold" officeooo:rsid="00b7ce87" style:font-weight-asian="bold" style:font-weight-complex="bold"/>
    </style:style>
    <style:style style:name="T225" style:family="text">
      <style:text-properties fo:font-weight="bold" officeooo:rsid="00b8dde6" style:font-weight-asian="bold" style:font-weight-complex="bold"/>
    </style:style>
    <style:style style:name="T226" style:family="text">
      <style:text-properties fo:font-weight="bold" officeooo:rsid="00b9c8a6" style:font-weight-asian="bold" style:font-weight-complex="bold"/>
    </style:style>
    <style:style style:name="T227" style:family="text">
      <style:text-properties fo:font-weight="bold" officeooo:rsid="00ba993f" style:font-weight-asian="bold" style:font-weight-complex="bold"/>
    </style:style>
    <style:style style:name="T228" style:family="text">
      <style:text-properties fo:font-weight="bold" officeooo:rsid="00c00b2b" style:font-weight-asian="bold" style:font-weight-complex="bold"/>
    </style:style>
    <style:style style:name="T229" style:family="text">
      <style:text-properties fo:font-weight="bold" officeooo:rsid="00c1e071" style:font-weight-asian="bold" style:font-weight-complex="bold"/>
    </style:style>
    <style:style style:name="T230" style:family="text">
      <style:text-properties fo:font-weight="bold" officeooo:rsid="00c77c98" style:font-weight-asian="bold" style:font-weight-complex="bold"/>
    </style:style>
    <style:style style:name="T231" style:family="text">
      <style:text-properties fo:font-weight="bold" officeooo:rsid="00e4f54d" style:font-weight-asian="bold" style:font-weight-complex="bold"/>
    </style:style>
    <style:style style:name="T232" style:family="text">
      <style:text-properties fo:font-weight="bold" officeooo:rsid="00e6bc73" style:font-weight-asian="bold" style:font-weight-complex="bold"/>
    </style:style>
    <style:style style:name="T233" style:family="text">
      <style:text-properties style:font-weight-asian="normal" style:font-weight-complex="normal"/>
    </style:style>
    <style:style style:name="T234" style:family="text">
      <style:text-properties officeooo:rsid="00993e12" style:font-weight-asian="normal" style:font-weight-complex="normal"/>
    </style:style>
    <style:style style:name="T235" style:family="text">
      <style:text-properties fo:color="#4fc1ff" loext:opacity="100%"/>
    </style:style>
    <style:style style:name="T236" style:family="text">
      <style:text-properties officeooo:rsid="0093b499"/>
    </style:style>
    <style:style style:name="T237" style:family="text">
      <style:text-properties fo:color="#6a9955" loext:opacity="100%" officeooo:rsid="00961b43" style:font-weight-asian="normal" style:font-weight-complex="normal"/>
    </style:style>
    <style:style style:name="T238" style:family="text">
      <style:text-properties fo:color="#6a9955" loext:opacity="100%" officeooo:rsid="009760ec" style:font-weight-asian="normal" style:font-weight-complex="normal"/>
    </style:style>
    <style:style style:name="T239" style:family="text">
      <style:text-properties officeooo:rsid="009760ec"/>
    </style:style>
    <style:style style:name="T240" style:family="text">
      <style:text-properties officeooo:rsid="00a20503"/>
    </style:style>
    <style:style style:name="T241" style:family="text">
      <style:text-properties fo:font-size="18pt" officeooo:rsid="00a0ead4" style:font-size-asian="18pt" style:font-size-complex="18pt"/>
    </style:style>
    <style:style style:name="T242" style:family="text">
      <style:text-properties fo:font-size="18pt" officeooo:rsid="00a1cca5" style:font-size-asian="18pt" style:font-size-complex="18pt"/>
    </style:style>
    <style:style style:name="T243" style:family="text">
      <style:text-properties officeooo:rsid="00a72588"/>
    </style:style>
    <style:style style:name="T244" style:family="text">
      <style:text-properties officeooo:rsid="00aa8363"/>
    </style:style>
    <style:style style:name="T245" style:family="text">
      <style:text-properties officeooo:rsid="00ab09c5"/>
    </style:style>
    <style:style style:name="T246" style:family="text">
      <style:text-properties officeooo:rsid="00ae1a4c"/>
    </style:style>
    <style:style style:name="T247" style:family="text">
      <style:text-properties officeooo:rsid="00af298b"/>
    </style:style>
    <style:style style:name="T248" style:family="text">
      <style:text-properties officeooo:rsid="00b06196"/>
    </style:style>
    <style:style style:name="T249" style:family="text">
      <style:text-properties officeooo:rsid="00b25b58"/>
    </style:style>
    <style:style style:name="T250" style:family="text">
      <style:text-properties officeooo:rsid="00b3876e"/>
    </style:style>
    <style:style style:name="T251" style:family="text">
      <style:text-properties officeooo:rsid="00b44875"/>
    </style:style>
    <style:style style:name="T252" style:family="text">
      <style:text-properties officeooo:rsid="00b5f90b"/>
    </style:style>
    <style:style style:name="T253" style:family="text">
      <style:text-properties officeooo:rsid="00b7ce87"/>
    </style:style>
    <style:style style:name="T254" style:family="text">
      <style:text-properties officeooo:rsid="00b80f9f"/>
    </style:style>
    <style:style style:name="T255" style:family="text">
      <style:text-properties officeooo:rsid="00b98d4f"/>
    </style:style>
    <style:style style:name="T256" style:family="text">
      <style:text-properties officeooo:rsid="00b9c8a6"/>
    </style:style>
    <style:style style:name="T257" style:family="text">
      <style:text-properties officeooo:rsid="00ba993f"/>
    </style:style>
    <style:style style:name="T258" style:family="text">
      <style:text-properties officeooo:rsid="00bb7f8b"/>
    </style:style>
    <style:style style:name="T259" style:family="text">
      <style:text-properties officeooo:rsid="00bbed49"/>
    </style:style>
    <style:style style:name="T260" style:family="text">
      <style:text-properties officeooo:rsid="00c1cfe6"/>
    </style:style>
    <style:style style:name="T261" style:family="text">
      <style:text-properties officeooo:rsid="00c1e071"/>
    </style:style>
    <style:style style:name="T262" style:family="text">
      <style:text-properties officeooo:rsid="00c29ec5"/>
    </style:style>
    <style:style style:name="T263" style:family="text">
      <style:text-properties officeooo:rsid="00c2a65a"/>
    </style:style>
    <style:style style:name="T264" style:family="text">
      <style:text-properties officeooo:rsid="00c3ffaf"/>
    </style:style>
    <style:style style:name="T265" style:family="text">
      <style:text-properties officeooo:rsid="00c5576e"/>
    </style:style>
    <style:style style:name="T266" style:family="text">
      <style:text-properties officeooo:rsid="00c58fd0"/>
    </style:style>
    <style:style style:name="T267" style:family="text">
      <style:text-properties officeooo:rsid="00c915bf"/>
    </style:style>
    <style:style style:name="T268" style:family="text">
      <style:text-properties officeooo:rsid="00d4d810"/>
    </style:style>
    <style:style style:name="T269" style:family="text">
      <style:text-properties officeooo:rsid="00d9b891"/>
    </style:style>
    <style:style style:name="T270" style:family="text">
      <style:text-properties officeooo:rsid="00ddd11a"/>
    </style:style>
    <style:style style:name="T271" style:family="text">
      <style:text-properties officeooo:rsid="00df4211"/>
    </style:style>
    <style:style style:name="T272" style:family="text">
      <style:text-properties style:text-position="super 58%" officeooo:rsid="00df4211"/>
    </style:style>
    <style:style style:name="T273" style:family="text">
      <style:text-properties officeooo:rsid="00e00cb7"/>
    </style:style>
    <style:style style:name="T274" style:family="text">
      <style:text-properties officeooo:rsid="00e166c8"/>
    </style:style>
    <style:style style:name="T275" style:family="text">
      <style:text-properties officeooo:rsid="00e33fd7"/>
    </style:style>
    <style:style style:name="T276" style:family="text">
      <style:text-properties officeooo:rsid="00e4f54d"/>
    </style:style>
    <style:style style:name="T277" style:family="text">
      <style:text-properties officeooo:rsid="00e6bc73"/>
    </style:style>
    <style:style style:name="T278" style:family="text">
      <style:text-properties officeooo:rsid="00e88f3d"/>
    </style:style>
    <style:style style:name="T279" style:family="text">
      <style:text-properties officeooo:rsid="00e93962"/>
    </style:style>
    <style:style style:name="T280" style:family="text">
      <style:text-properties officeooo:rsid="00f0ee93"/>
    </style:style>
    <style:style style:name="T281" style:family="text">
      <style:text-properties officeooo:rsid="00f10ab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Hasura Generating Graphql for a FullStack Application:</text:p>
      <text:p text:style-name="P58"><draw:frame draw:style-name="fr2" draw:name="Image1" text:anchor-type="char" svg:x="6.4492in" svg:y="0.1709in" svg:width="1.2102in" svg:height="1.3598in" draw:z-index="0"><draw:image xlink:href="Pictures/100000010000010B0000012C160F43033A9223A4.png" xlink:type="simple" xlink:show="embed" xlink:actuate="onLoad" draw:mime-type="image/png"/></draw:frame></text:p>
      <text:p text:style-name="P58"><text:a xlink:type="simple" xlink:href="https://github.com/mpapili/Hasura_Fullstack_Project" text:style-name="Internet_20_link" text:visited-style-name="Visited_20_Internet_20_Link"><text:span text:style-name="T179">https://github.com/mpapili/Hasura_Fullstack_Project</text:span></text:a></text:p>
      <text:p text:style-name="P1"/>
      <text:p text:style-name="P3">Server:</text:p>
      <text:list xml:id="list4254568096" text:style-name="L1">
        <text:list-item>
          <text:p text:style-name="P114">Arch Linux</text:p>
          <text:list>
            <text:list-item>
              <text:p text:style-name="P114">EndeavourOS Installer</text:p>
            </text:list-item>
          </text:list>
        </text:list-item>
      </text:list>
      <text:p text:style-name="P1"/>
      <text:p text:style-name="P1">Stack:</text:p>
      <text:list xml:id="list2572929332" text:style-name="L2">
        <text:list-item>
          <text:p text:style-name="P115">Django4</text:p>
        </text:list-item>
        <text:list-item>
          <text:p text:style-name="P115">Hasura</text:p>
        </text:list-item>
        <text:list-item>
          <text:p text:style-name="P115">Postgresql</text:p>
        </text:list-item>
        <text:list-item>
          <text:p text:style-name="P115">React</text:p>
        </text:list-item>
      </text:list>
      <text:p text:style-name="P1"/>
      <text:p text:style-name="P1"/>
      <text:p text:style-name="P1"/>
      <text:p text:style-name="P2"/>
      <text:p text:style-name="P8"/>
      <text:p text:style-name="P13">Step1: Setting up the Postgres Database<draw:frame draw:style-name="fr2" draw:name="Image2" text:anchor-type="char" svg:x="6.4972in" svg:y="0.0102in" svg:width="1.0457in" svg:height="1.0783in" draw:z-index="1"><draw:image xlink:href="Pictures/10000001000003E1000004004971A0B36ED67469.png" xlink:type="simple" xlink:show="embed" xlink:actuate="onLoad" draw:mime-type="image/png"/></draw:frame></text:p>
      <text:p text:style-name="P3"/>
      <text:p text:style-name="P3"><text:tab/><text:span text:style-name="T1">This is something I’ve done several times but never seem to commit to memory so… here we go again! </text:span><text:span text:style-name="T6">I’ll be following a guide for Ubuntu (even though I’m on Arch) here: </text:span><text:a xlink:type="simple" xlink:href="https://www.digitalocean.com/community/tutorials/how-to-install-postgresql-on-ubuntu-20-04-quickstart" text:style-name="Internet_20_link" text:visited-style-name="Visited_20_Internet_20_Link"><text:span text:style-name="T6">https://www.digitalocean.com/community/tutorials/how-to-install-postgresql-on-ubuntu-20-04-quickstart</text:span></text:a></text:p>
      <text:p text:style-name="P10"/>
      <text:list xml:id="list3395205008" text:style-name="L3">
        <text:list-item>
          <text:p text:style-name="P116">sudo pacman -S postgresql</text:p>
        </text:list-item>
        <text:list-item>
          <text:p text:style-name="P116">systemctl enable postgresql</text:p>
        </text:list-item>
        <text:list-item>
          <text:p text:style-name="P116">systemctl start postgresql</text:p>
        </text:list-item>
      </text:list>
      <text:p text:style-name="P4"/>
      <text:p text:style-name="P4"><text:tab/><text:span text:style-name="T1">After this we’ve got a user account, </text:span>postgres<text:span text:style-name="T1">, created for us. </text:span><text:span text:style-name="T2">Let’s switch over to that user now</text:span></text:p>
      <text:p text:style-name="P11"/>
      <text:list xml:id="list400993393" text:style-name="L4">
        <text:list-item>
          <text:p text:style-name="P117">sudo <text:span text:style-name="T56">su -</text:span> postgres</text:p>
        </text:list-item>
        <text:list-item>
          <text:p text:style-name="P117">psql <text:span text:style-name="T54"># test if it works</text:span></text:p>
        </text:list-item>
        <text:list-item>
          <text:p text:style-name="P119">\q # quit</text:p>
        </text:list-item>
      </text:list>
      <text:p text:style-name="P5"/>
      <text:p text:style-name="P5"><text:tab/><text:span text:style-name="T56">BONUS STEP:</text:span></text:p>
      <text:p text:style-name="P5"><text:tab/><text:span text:style-name="T5">Seems an important file wasn’t initialized on install for arch. Had to run:</text:span></text:p>
      <text:list xml:id="list113237248" text:style-name="L5">
        <text:list-item>
          <text:p text:style-name="P118">su - postgres -c "initdb --locale en_US.UTF-8 -D '/var/lib/postgres/data</text:p>
        </text:list-item>
      </text:list>
      <text:p text:style-name="P5"/>
      <text:p text:style-name="P5"><text:tab/><text:span text:style-name="T1">Now we’re in the postgres prompt. Hooray. </text:span><text:span text:style-name="T3">Exit out but remain the postgres user. </text:span><text:span text:style-name="T55">We need to create a new role, </text:span><text:span text:style-name="T4">an account to access our database.</text:span></text:p>
      <text:p text:style-name="P12"/>
      <text:list xml:id="list511049280" text:style-name="L6">
        <text:list-item>
          <text:p text:style-name="P120">createuser --interactive</text:p>
          <text:list>
            <text:list-item>
              <text:p text:style-name="P123">called my user “<text:span text:style-name="T57">mikes_db</text:span>”</text:p>
            </text:list-item>
            <text:list-item>
              <text:p text:style-name="P123">say “y” when asked to make it a superuser</text:p>
            </text:list-item>
          </text:list>
        </text:list-item>
      </text:list>
      <text:p text:style-name="P9"/>
      <text:p text:style-name="P9"><text:tab/><text:span text:style-name="T62">Great! Almost done. Now time to create the actual database itself! </text:span><text:span text:style-name="T63">Oh… I’m an idiot… the DB we’re connecting to wants the name as the role account. Let’s just call both </text:span><text:span text:style-name="T58">“mikes_db” </text:span><text:span text:style-name="T65">since that kind of makes sense.</text:span></text:p>
      <text:p text:style-name="P47"/>
      <text:list xml:id="list803188352" text:style-name="L7">
        <text:list-item>
          <text:p text:style-name="P121"><text:span text:style-name="T65">c</text:span><text:span text:style-name="T64">reatedb mikes_db</text:span><text:span text:style-name="T57"> </text:span><text:span text:style-name="T60"># use the username from before as DB name</text:span></text:p>
        </text:list-item>
      </text:list>
      <text:p text:style-name="P26"/>
      <text:p text:style-name="P6"><text:span text:style-name="T60"><text:tab/></text:span><text:span text:style-name="T75">Tada! The database exists. Let’s connect to it now by connecting to postgres AS THE USER we created. </text:span><text:span text:style-name="T76">Note that we still need to add it AS A LINUX USER. </text:span><text:span text:style-name="T77">Use the </text:span><text:span text:style-name="T78">useradd</text:span><text:span text:style-name="T66"> </text:span><text:span text:style-name="T77">command here:</text:span></text:p>
      <text:list xml:id="list137563956" text:style-name="L8">
        <text:list-item>
          <text:p text:style-name="P122"><text:span text:style-name="T64">sudo </text:span><text:span text:style-name="T67">useradd</text:span><text:span text:style-name="T64"> mikes_db</text:span></text:p>
        </text:list-item>
        <text:list-item>
          <text:p text:style-name="P124">su - mikes_db</text:p>
        </text:list-item>
        <text:list-item>
          <text:p text:style-name="P124">psql</text:p>
        </text:list-item>
      </text:list>
      <text:p text:style-name="P37"/>
      <text:p text:style-name="P7"><text:span text:style-name="T64"><text:tab/></text:span><text:span text:style-name="T79">Woohoo! We’re connected! Some basic stuff, we can get connection info with </text:span><text:span text:style-name="T68">\conninfo</text:span></text:p>
      <text:p text:style-name="P36"/>
      <text:p text:style-name="P25">mikes_db=# \conninfo</text:p>
      <text:p text:style-name="P25">You are connected to database "mikes_db" as user "mikes_db" via socket in "/run/postgresql" at port "5432".</text:p>
      <text:p text:style-name="P25"/>
      <text:p text:style-name="P25"><text:soft-page-break/><text:tab/><text:span text:style-name="T74">Now that we’ve got our database up and running it’s time to populate it with some data, manage some migrations, and even serve out some requests. That’s right, it’s Django-time (page break).</text:span></text:p>
      <text:p text:style-name="P57"/>
      <text:p text:style-name="P25"/>
      <text:p text:style-name="P25"><draw:frame draw:style-name="fr2" draw:name="Image3" text:anchor-type="char" svg:x="4.9811in" svg:y="0.0228in" svg:width="2.4417in" svg:height="1.5264in" draw:z-index="2"><draw:image xlink:href="Pictures/1000000100000F00000009601DEF7961A4455E17.png" xlink:type="simple" xlink:show="embed" xlink:actuate="onLoad" draw:mime-type="image/png"/></draw:frame></text:p>
      <text:p text:style-name="P14">Step2: DJANGO TIME!</text:p>
      <text:p text:style-name="P35"/>
      <text:p text:style-name="P35"><text:tab/><text:span text:style-name="T7">That’s right we’ll be using Django to manage the database, migrations, and more. </text:span><text:span text:style-name="T8">So this is a fresh Arch server with Python3.10 so let’s install </text:span><text:span text:style-name="T86">python-pip </text:span><text:span text:style-name="T8">and then </text:span><text:span text:style-name="T86">pip install django –</text:span><text:span text:style-name="T8"> we’ll be using Django4 this time around. </text:span><text:span text:style-name="T12">Don’t forget to install </text:span><text:span text:style-name="T89">psycopg2 </text:span><text:span text:style-name="T12">as well.</text:span></text:p>
      <text:p text:style-name="P48"/>
      <text:list xml:id="list257036191" text:style-name="L9">
        <text:list-item>
          <text:p text:style-name="P125">python -m django startproject mikes_db_api</text:p>
        </text:list-item>
        <text:list-item>
          <text:p text:style-name="P126"/>
        </text:list-item>
      </text:list>
      <text:p text:style-name="P35"/>
      <text:p text:style-name="P35"><text:tab/><text:span text:style-name="T9">And so we don’t lose our minds with </text:span><text:span text:style-name="T87">vim </text:span><text:span text:style-name="T9">on everything, I’m grabbing the latest </text:span><text:span text:style-name="T87">spyder </text:span><text:span text:style-name="T9">as well.</text:span></text:p>
      <text:p text:style-name="P49"/>
      <text:p text:style-name="P35"><text:span text:style-name="T9"><text:tab/></text:span><text:span text:style-name="T10">So as we can see we have a pathetic sqlite3 database set up in </text:span><text:span text:style-name="T88">settings.py </text:span><text:span text:style-name="T10">of the app. This just won’t do. Let’s replace the DATABASES ={} line with our mighty postgresql server </text:span><text:span text:style-name="T11">that we just set up. </text:span><text:span text:style-name="T13">Here’s what I ended up with:</text:span></text:p>
      <text:p text:style-name="P50"/>
      <text:p text:style-name="P30">DATABASES = {</text:p>
      <text:p text:style-name="P30"><text:s text:c="4"/>'default': {</text:p>
      <text:p text:style-name="P30"><text:s text:c="8"/>'ENGINE': 'django.db.backends.postgresql_psycopg2',</text:p>
      <text:p text:style-name="P30"><text:s text:c="8"/>'NAME': 'mikes_db',</text:p>
      <text:p text:style-name="P30"><text:s text:c="8"/>'USER': 'mikes_db',</text:p>
      <text:p text:style-name="P30"><text:s text:c="8"/>'PASSWORD': 'mikes_db',</text:p>
      <text:p text:style-name="P30"><text:s text:c="8"/>'HOST': 'localhost',</text:p>
      <text:p text:style-name="P30"><text:s text:c="8"/>'PORT': '5432',</text:p>
      <text:p text:style-name="P30"><text:s text:c="4"/>}</text:p>
      <text:p text:style-name="P30">}</text:p>
      <text:p text:style-name="P30"/>
      <text:p text:style-name="P33"><text:span text:style-name="T13"><text:tab/></text:span><text:span text:style-name="T80">Great stuff! It’s working right out the box (after installing psycopg2). Let’s run some migrations:</text:span></text:p>
      <text:p text:style-name="P51"/>
      <text:list xml:id="list696317779" text:style-name="L10">
        <text:list-item>
          <text:p text:style-name="P131"><text:span text:style-name="T64">python manage.py showmigrations # </text:span><text:span text:style-name="T1">make sure we’re connected and see Django-y stuff</text:span></text:p>
        </text:list-item>
        <text:list-item>
          <text:p text:style-name="P127">python manage.py migrate </text:p>
        </text:list-item>
        <text:list-item>
          <text:p text:style-name="P128">python manage.py runserver </text:p>
        </text:list-item>
      </text:list>
      <text:p text:style-name="P38"/>
      <text:p text:style-name="P38"><text:tab/><text:span text:style-name="T1">And after the runserver you should have no problem getting Django’s “hello world” screen at </text:span>localhost:8000<text:span text:style-name="T1">. </text:span></text:p>
      <text:p text:style-name="P52"/>
      <text:p text:style-name="P38"><text:span text:style-name="T1"><text:tab/></text:span><text:span text:style-name="T90">Let’s make an application for some demo data! </text:span><text:span text:style-name="T14">I’d like to start an app that manages PETS perhaps. That sounds fun. Let’s do that, a “Pets” app.</text:span></text:p>
      <text:p text:style-name="P53"/>
      <text:list xml:id="list840270017" text:style-name="L11">
        <text:list-item>
          <text:p text:style-name="P129">Python manage.py startapp pets</text:p>
        </text:list-item>
      </text:list>
      <text:p text:style-name="P39"/>
      <text:p text:style-name="P39"><text:tab/><text:span text:style-name="T91">Don’t forget to add “pets” to “INSTALLED_APPS” in settings.py ! </text:span></text:p>
      <text:p text:style-name="P39"><text:tab/><text:span text:style-name="T15">Here’s what I’ve added to “models.py”:</text:span></text:p>
      <text:p text:style-name="P54"/>
      <text:p text:style-name="P31"><text:soft-page-break/>from django.db import models</text:p>
      <text:p text:style-name="P31"/>
      <text:p text:style-name="P31">class Species(models.Model):</text:p>
      <text:p text:style-name="P31"><text:s text:c="4"/>name = models.CharField(max_length=50)</text:p>
      <text:p text:style-name="P31"/>
      <text:p text:style-name="P31">class Pet(models.Model):</text:p>
      <text:p text:style-name="P31"><text:s text:c="4"/>name = models.CharField(max_length=25)</text:p>
      <text:p text:style-name="P31"><text:s text:c="4"/>species = models.ForeignKey(Species, on_delete=models.CASCADE)</text:p>
      <text:p text:style-name="P31"/>
      <text:p text:style-name="P39"/>
      <text:list xml:id="list1206785059" text:style-name="L12">
        <text:list-item>
          <text:p text:style-name="P130">Python manage.py makemigrations pets</text:p>
        </text:list-item>
        <text:list-item>
          <text:p text:style-name="P130">python manage.py migrate pets</text:p>
        </text:list-item>
      </text:list>
      <text:p text:style-name="P40"/>
      <text:p text:style-name="P40"><text:tab/><text:span text:style-name="T16">Going great. Head into the shell, create a Species and a Pet… I’m even getting fancy and adding a </text:span><text:span text:style-name="T61">__str__ </text:span><text:span text:style-name="T16">method to the Pet model!</text:span></text:p>
      <text:p text:style-name="P55"/>
      <text:p text:style-name="P32">In [1]: from pets.models import *</text:p>
      <text:p text:style-name="P32">In [5]: s = Species.objects.create(name='dog')</text:p>
      <text:p text:style-name="P32">In [6]: p = Pet.objects.create(name='spot', species=s)</text:p>
      <text:p text:style-name="P34"><text:span text:style-name="T16">In [</text:span><text:span text:style-name="T17">7</text:span><text:span text:style-name="T16">]: Pet.objects.all()</text:span></text:p>
      <text:p text:style-name="P34"><text:span text:style-name="T16">Out[</text:span><text:span text:style-name="T17">7</text:span><text:span text:style-name="T16">]: &lt;QuerySet [&lt;Pet: spot the dog&gt;]&gt;</text:span></text:p>
      <text:p text:style-name="P32"/>
      <text:p text:style-name="P34"><text:span text:style-name="T16"><text:tab/></text:span><text:span text:style-name="T81">Nice. Now it’s not crucial for this demo, but I want to set up an endpoint. </text:span><text:span text:style-name="T82">Let’s edit </text:span><text:span text:style-name="T69">views.py </text:span><text:span text:style-name="T82">now. </text:span><text:span text:style-name="T70">Pip install djangorestframework </text:span><text:span text:style-name="T83">and make sure </text:span><text:span text:style-name="T70">rest_framework </text:span><text:span text:style-name="T83">is installed in INSTALLED_APPS in </text:span><text:span text:style-name="T70">settings.py. </text:span></text:p>
      <text:p text:style-name="P43"/>
      <text:p text:style-name="P34"><text:span text:style-name="T71"><text:tab/></text:span><text:span text:style-name="T84">I won’t get too into details with what I did but basically:</text:span></text:p>
      <text:p text:style-name="P56"/>
      <text:p text:style-name="P44">views.py:</text:p>
      <text:p text:style-name="P44"/>
      <text:p text:style-name="P27">from rest_framework.decorators import api_view</text:p>
      <text:p text:style-name="P27">from rest_framework.response import Response</text:p>
      <text:p text:style-name="P27">from pets.models import Pet</text:p>
      <text:p text:style-name="P27">from pets.serializers import PetSerializer</text:p>
      <text:p text:style-name="P27"/>
      <text:p text:style-name="P27"/>
      <text:p text:style-name="P27">@api_view(['GET'])</text:p>
      <text:p text:style-name="P27">def pet_detail(request, pk):</text:p>
      <text:p text:style-name="P27"><text:s text:c="4"/>pet = Pet.objects.get(id=pk)</text:p>
      <text:p text:style-name="P27"><text:s text:c="4"/>serializer = PetSerializer(pet, many=False)</text:p>
      <text:p text:style-name="P27"><text:s text:c="4"/>return Response({'message': serializer.data})</text:p>
      <text:p text:style-name="P27"/>
      <text:p text:style-name="P41">serializers.py</text:p>
      <text:p text:style-name="P41"/>
      <text:p text:style-name="P28">from rest_framework import serializers</text:p>
      <text:p text:style-name="P28"/>
      <text:p text:style-name="P28">from pets.models import Pet, Species</text:p>
      <text:p text:style-name="P28"/>
      <text:p text:style-name="P28">class SpeciesSerializer(serializers.ModelSerializer):</text:p>
      <text:p text:style-name="P28"><text:soft-page-break/><text:s text:c="4"/>class Meta:</text:p>
      <text:p text:style-name="P28"><text:s text:c="8"/>model = Species</text:p>
      <text:p text:style-name="P28"><text:s text:c="8"/>fields = '__all__'</text:p>
      <text:p text:style-name="P28"/>
      <text:p text:style-name="P28">class PetSerializer(serializers.ModelSerializer):</text:p>
      <text:p text:style-name="P28"><text:s text:c="4"/>species = SpeciesSerializer()</text:p>
      <text:p text:style-name="P28"/>
      <text:p text:style-name="P28"><text:s text:c="4"/>class Meta:</text:p>
      <text:p text:style-name="P28"><text:s text:c="8"/>model = Pet</text:p>
      <text:p text:style-name="P28"><text:s text:c="8"/>fields = '__all__'</text:p>
      <text:p text:style-name="P28"/>
      <text:p text:style-name="P42">urls.py</text:p>
      <text:p text:style-name="P42"/>
      <text:p text:style-name="P29">from django.contrib import admin</text:p>
      <text:p text:style-name="P29">from django.urls import path</text:p>
      <text:p text:style-name="P29"/>
      <text:p text:style-name="P29">from pets import views as pet_views</text:p>
      <text:p text:style-name="P29"/>
      <text:p text:style-name="P29">urlpatterns = [</text:p>
      <text:p text:style-name="P29"><text:s text:c="4"/>path('admin/', admin.site.urls),</text:p>
      <text:p text:style-name="P29"><text:s text:c="4"/></text:p>
      <text:p text:style-name="P29"><text:s text:c="4"/># pets</text:p>
      <text:p text:style-name="P29"><text:s text:c="4"/>path('pets/&lt;int:pk&gt;/', pet_views.pet_detail, name='pet_detail')</text:p>
      <text:p text:style-name="P29">]</text:p>
      <text:p text:style-name="P29"/>
      <text:p text:style-name="P29"><text:tab/><text:span text:style-name="T72">And it all works marvelously. </text:span><text:span text:style-name="T73">But enough messing around with that, I already know how to use Django somewhat profficiently. It’s probably time to move into less-comfortable waters </text:span><text:span text:style-name="T85">and make a React App.</text:span></text:p>
      <text:p text:style-name="P46"/>
      <text:p text:style-name="P45"><draw:frame draw:style-name="fr2" draw:name="Image4" text:anchor-type="char" svg:x="5.4846in" svg:y="0.148in" svg:width="1.8307in" svg:height="1.2945in" draw:z-index="3"><draw:image xlink:href="Pictures/1000000100000500000003899ECBC34BC80ADFC1.png" xlink:type="simple" xlink:show="embed" xlink:actuate="onLoad" draw:mime-type="image/png"/></draw:frame></text:p>
      <text:p text:style-name="P45"/>
      <text:p text:style-name="P45"/>
      <text:p text:style-name="P15"><text:span text:style-name="T92">Step</text:span><text:span text:style-name="T93">3</text:span><text:span text:style-name="T92">: </text:span><text:span text:style-name="T93">Building a Frontend with React</text:span></text:p>
      <text:p text:style-name="P15"/>
      <text:p text:style-name="P15"><text:tab/><text:span text:style-name="T105">This is without a doubt the part I dread the most, but what good is my “fullstack” Hasura project going to be with only half a stack?</text:span></text:p>
      <text:p text:style-name="P59"/>
      <text:p text:style-name="P15"><text:span text:style-name="T105"><text:tab/></text:span><text:span text:style-name="T106">Let’s get an IDE again so we don’t lose our minds. Against my instincts it’s time to invite some proprietary stuff into our precious Arch install with </text:span><text:span text:style-name="T95">visual-studio-code-bin </text:span><text:span text:style-name="T106">from the AUR. </text:span></text:p>
      <text:p text:style-name="P60"/>
      <text:p text:style-name="P16"><text:a xlink:type="simple" xlink:href="https://www.youtube.com/watch?v=Dorf8i6lCuk" text:style-name="Internet_20_link" text:visited-style-name="Visited_20_Internet_20_Link"><text:span text:style-name="T106">https://www.youtube.com/watch?v=Dorf8i6lCuk</text:span></text:a></text:p>
      <text:p text:style-name="P60"/>
      <text:p text:style-name="P15"><text:span text:style-name="T106"><text:tab/></text:span><text:span text:style-name="T96">Remember, React.js is a client-side javascript library. We manipulate webpages after they’re loaded to build modern apps yada yada.</text:span></text:p>
      <text:p text:style-name="P89"/>
      <text:p text:style-name="P15"><text:span text:style-name="T96"><text:tab/></text:span><text:span text:style-name="T107">Starting a react project requires a tool. We want </text:span><text:span text:style-name="T97">create-react-app. </text:span></text:p>
      <text:p text:style-name="P90"/>
      <text:list xml:id="list1296852058" text:style-name="L13">
        <text:list-item>
          <text:p text:style-name="P132"><text:span text:style-name="T97">s</text:span><text:span text:style-name="T94">udo pacman -S nodejs </text:span><text:span text:style-name="T98">npm </text:span><text:span text:style-name="T94"># </text:span><text:span text:style-name="T104">or whatever your package manager is</text:span></text:p>
        </text:list-item>
      </text:list>
      <text:p text:style-name="P61"/>
      <text:p text:style-name="P17"><text:span text:style-name="T104"><text:tab/>We install nodejs. React does NOT have us writing nodejs code since we want client-side javascript, however it will give us powerful tools. </text:span><text:span text:style-name="T108">Npm on the other hand is the package manager (with a lot of management commands) for ReactJS.</text:span></text:p>
      <text:p text:style-name="P61"/>
      <text:list xml:id="list2788718326" text:style-name="L14">
        <text:list-item>
          <text:p text:style-name="P133">npx create-react-app mikes-frontend</text:p>
        </text:list-item>
        <text:list-item>
          <text:p text:style-name="P134">cd mikes-frontend/</text:p>
        </text:list-item>
        <text:list-item>
          <text:p text:style-name="P134">npm start </text:p>
        </text:list-item>
      </text:list>
      <text:p text:style-name="P62"/>
      <text:p text:style-name="P18"><text:span text:style-name="T104"><text:tab/>This </text:span><text:span text:style-name="T109">will create our react frontned. It’s also going to download A LOT of stuff for node, so give it a minute if this is your first time running npm. <text:s/></text:span><text:span text:style-name="T110">Once done, </text:span><text:span text:style-name="T113">localhost:3000 </text:span><text:span text:style-name="T110">should be the React “hello world” page with a rotating logo. We’ve got it… nice. </text:span><text:span text:style-name="T111">Time to get rid of this starting project and replace it with our own. Open the project in vs-code.</text:span></text:p>
      <text:p text:style-name="P63"/>
      <text:p text:style-name="P18"><text:span text:style-name="T111"><text:tab/></text:span><text:span text:style-name="T112">The instructor recommends, within vs-code, installing “prettier” to format our code and make it more readable.</text:span></text:p>
      <text:p text:style-name="P64"/>
      <text:p text:style-name="P18"><text:span text:style-name="T112"><text:tab/></text:span><text:span text:style-name="T99">Remove the following auto-generated stuff </text:span><text:span text:style-name="T103">(video around 20 minutes)</text:span><text:span text:style-name="T99">:</text:span></text:p>
      <text:list xml:id="list1999012593" text:style-name="L15">
        <text:list-item>
          <text:p text:style-name="P140">App.css</text:p>
        </text:list-item>
        <text:list-item>
          <text:p text:style-name="P140">App.test.js</text:p>
        </text:list-item>
        <text:list-item>
          <text:p text:style-name="P140">logo.svg</text:p>
        </text:list-item>
        <text:list-item>
          <text:p text:style-name="P140">reportWebVitals.js</text:p>
        </text:list-item>
        <text:list-item>
          <text:p text:style-name="P140">setupTests.js</text:p>
        </text:list-item>
      </text:list>
      <text:p text:style-name="P65"/>
      <text:p text:style-name="P19"><text:span text:style-name="T94"><text:tab/></text:span><text:span text:style-name="T100">We should be left with just </text:span><text:span text:style-name="T114">App.js, index.js, and app.css.</text:span><text:span text:style-name="T100"> </text:span><text:span text:style-name="T101">Remove the unused imports from </text:span><text:span text:style-name="T115">index.js </text:span><text:span text:style-name="T116">and most of the code. App.js should only contain:</text:span></text:p>
      <text:p text:style-name="P91"/>
      <text:p text:style-name="P101"><text:soft-page-break/></text:p>
      <text:p text:style-name="P102"><text:span text:style-name="T180">function</text:span> <text:span text:style-name="T193">App</text:span>() {</text:p>
      <text:p text:style-name="P102"><text:span text:style-name="T199">return</text:span> (</text:p>
      <text:p text:style-name="P102"><text:span text:style-name="T202">&lt;</text:span><text:span text:style-name="T180">div</text:span><text:span text:style-name="T202">&gt;</text:span></text:p>
      <text:p text:style-name="P102">Hello, World!</text:p>
      <text:p text:style-name="P102"><text:span text:style-name="T202">&lt;/</text:span><text:span text:style-name="T180">div</text:span><text:span text:style-name="T202">&gt;</text:span></text:p>
      <text:p text:style-name="P102">);</text:p>
      <text:p text:style-name="P102">}</text:p>
      <text:p text:style-name="P102"><text:span text:style-name="T199">export</text:span> <text:span text:style-name="T199">default</text:span> <text:span text:style-name="T193">App</text:span>;</text:p>
      <text:p text:style-name="P102"/>
      <text:p text:style-name="P20"><text:span text:style-name="T102"><text:tab/></text:span><text:span text:style-name="T118">See that’s not so bad. </text:span><text:span text:style-name="T119">Localhost:3000 should now direct you to some plain-text “hello world” page. </text:span><text:span text:style-name="T120">Note that we can have custom “start”, “build”, “test” code that is defined in </text:span><text:span text:style-name="T157">package.json –</text:span><text:span text:style-name="T120"> most of this will be auto-generated, but it’s worth knowing that it’s there for us to use later. </text:span><text:span text:style-name="T121">This is also the file that needs to be present for us to use </text:span><text:span text:style-name="T158">npm install </text:span><text:span text:style-name="T121">as we add files. </text:span><text:span text:style-name="T122">This will populate </text:span><text:span text:style-name="T159">node_modules.</text:span></text:p>
      <text:p text:style-name="P92"/>
      <text:p text:style-name="P20"><text:span text:style-name="T159"><text:tab/></text:span><text:span text:style-name="T123">vs-code hepful advice → open a terminal within vscode. It’s smart enough to use an actual bash session similar to your actual terminal and it’s the full thing. Makes it so that we don’t need to hop back and forth between here and terminator or something.</text:span></text:p>
      <text:p text:style-name="P66"/>
      <text:p text:style-name="P24"><text:span text:style-name="T149"><text:tab/></text:span><text:span text:style-name="T160">Index.js </text:span><text:span text:style-name="T150">is the starting point of our react application. It’s the first code that gets executed whenever we load our code up. </text:span><text:span text:style-name="T151">Notice that we’re using </text:span><text:span text:style-name="T161">jsx </text:span><text:span text:style-name="T151">(what looks like HTML is javascript). It’s NOT understood by the browser, but it’s MUCH better for use to write as developers. </text:span><text:span text:style-name="T152">We get to write custom HTML code. Here we’re rendering </text:span><text:span text:style-name="T162">&lt;App /&gt; </text:span><text:span text:style-name="T152">→ this is a component that is defined in </text:span><text:span text:style-name="T162">App.js </text:span><text:span text:style-name="T152">and you’ll notice we have an import for it in </text:span><text:span text:style-name="T162">index.js. </text:span><text:span text:style-name="T153">Where is the HTML template for this? In the </text:span><text:span text:style-name="T163">public </text:span><text:span text:style-name="T153">folder there’s </text:span><text:span text:style-name="T163">App.html </text:span><text:span text:style-name="T153">→ </text:span><text:span text:style-name="T154">this is the HTML template for the whole application. </text:span><text:span text:style-name="T155">You’ll notice that we have a </text:span><text:span text:style-name="T164">div for the ID root</text:span><text:span text:style-name="T155">, that’s what the </text:span><text:span text:style-name="T207">ReactDOM</text:span><text:span text:style-name="T192">.</text:span><text:span text:style-name="T194">re</text:span><draw:frame draw:style-name="fr2" draw:name="Image5" text:anchor-type="char" svg:x="4.9984in" svg:y="1.4307in" svg:width="2.6154in" svg:height="2.5465in" draw:z-index="4"><draw:image xlink:href="Pictures/100000010000012F00000127E0C85BBC1644B6A6.png" xlink:type="simple" xlink:show="embed" xlink:actuate="onLoad" draw:mime-type="image/png"/></draw:frame><text:span text:style-name="T194">nder</text:span><text:span text:style-name="T192">(</text:span><text:span text:style-name="T203">&lt;</text:span><text:span text:style-name="T211">App</text:span><text:span text:style-name="T192"> </text:span><text:span text:style-name="T203">/&gt;</text:span><text:span text:style-name="T192">, </text:span><text:span text:style-name="T207">document</text:span><text:span text:style-name="T192">.</text:span><text:span text:style-name="T194">getElementById</text:span><text:span text:style-name="T192">(</text:span><text:span text:style-name="T214">'root'</text:span><text:span text:style-name="T192">));</text:span></text:p>
      <text:p text:style-name="P107"/>
      <text:p text:style-name="P21"><text:span text:style-name="T123"><text:tab/></text:span><text:span text:style-name="T124">Now what we’re going to be doing is BUILDING these &lt;App /&gt; type HTML components (coming back to you now?). </text:span><text:span text:style-name="T125">Functions that are components (like our function App() { } ) must return something that can be rendered as HTML eventually. </text:span><text:span text:style-name="T126">Let’s work towards a </text:span><text:span text:style-name="T165">component with a big delete button. </text:span></text:p>
      <text:p text:style-name="P93"/>
      <text:p text:style-name="P93"/>
      <text:p text:style-name="P21"><text:span text:style-name="T165"><text:tab/></text:span><text:span text:style-name="T127">So as you can see in the screenshot to the right, we’ve added some extra “stuff” to this bassic App() function’s return (this is JSX remember). </text:span><text:span text:style-name="T128">Now our webpage has a little title and a “delete” button. </text:span></text:p>
      <text:p text:style-name="P67"/>
      <text:p text:style-name="P21"><text:span text:style-name="T128"><text:tab/></text:span><text:span text:style-name="T166">So how do we apply styling to this ugly app? </text:span><text:span text:style-name="T129">Well that’s really easy to import and apply a CSS… so easy that the instructor is literally just going to give it to us. </text:span><text:span text:style-name="T130">Paste it into “index.css” to get going.</text:span></text:p>
      <text:p text:style-name="P68"/>
      <text:p text:style-name="P21"><text:soft-page-break/><text:span text:style-name="T130"><text:tab/></text:span><text:span text:style-name="T167">Let’s apply some custom styling to o</text:span><draw:frame draw:style-name="fr2" draw:name="Image6" text:anchor-type="char" svg:x="3.0972in" svg:y="-0.3102in" svg:width="4.6146in" svg:height="3.1252in" draw:z-index="5"><draw:image xlink:href="Pictures/10000001000001BB0000012CCEC3A1ABB5253940.png" xlink:type="simple" xlink:show="embed" xlink:actuate="onLoad" draw:mime-type="image/png"/></draw:frame><text:span text:style-name="T167">ur neat little component. <text:s/></text:span><text:span text:style-name="T131">Let’s add a className attribute “className” to our div containing the delete button.</text:span></text:p>
      <text:p text:style-name="P69"/>
      <text:p text:style-name="P21"><text:span text:style-name="T131"><text:tab/></text:span><text:span text:style-name="T132">Ahh nice… We’ve applied the custom “card” styling to our surrounding div containing the title and button and applied the custom “btn” styling to the “Delete” button. Check out </text:span><text:span text:style-name="T168">index.css </text:span><text:span text:style-name="T132">that we copied from the instructor for these classnames to see what’s actually going on here.</text:span></text:p>
      <text:p text:style-name="P70"/>
      <text:p text:style-name="P21"><text:span text:style-name="T132"><text:tab/></text:span><text:span text:style-name="T133">All of this code is in ONE component though. I don’t really like this. Also it makes no sense because adding EXTRA to-do’s would require replicating code-blocks! Let’s make our app more React-ish. </text:span></text:p>
      <text:p text:style-name="P71"/>
      <text:p text:style-name="P21"><text:span text:style-name="T133"><text:tab/></text:span><text:span text:style-name="T169">Make a new directory named “components” and a file named “Todo.js” </text:span><text:span text:style-name="T134">→ this is where we’ll build our separate component for “ToDo.js” </text:span><text:span text:style-name="T135">(this is a normal convention to keep your project nice and organized). </text:span><text:span text:style-name="T136">Remember, React Components should start with a capital letter.</text:span></text:p>
      <text:p text:style-name="P72"><draw:frame draw:style-name="fr2" draw:name="Image7" text:anchor-type="char" svg:x="-0.402in" svg:y="0.1398in" svg:width="2.3957in" svg:height="1.8752in" draw:z-index="6"><draw:image xlink:href="Pictures/10000001000000E6000000B44C734918D0D8AA98.png" xlink:type="simple" xlink:show="embed" xlink:actuate="onLoad" draw:mime-type="image/png"/></draw:frame><draw:frame draw:style-name="fr2" draw:name="Image8" text:anchor-type="char" svg:x="3.5516in" svg:y="0.1626in" svg:width="3.9689in" svg:height="1.2398in" draw:z-index="7"><draw:image xlink:href="Pictures/100000010000017D00000077D8FA22E22CC9DB63.png" xlink:type="simple" xlink:show="embed" xlink:actuate="onLoad" draw:mime-type="image/png"/></draw:frame></text:p>
      <text:p text:style-name="P72"><text:s text:c="2"/></text:p>
      <text:p text:style-name="P72"/>
      <text:p text:style-name="P72"/>
      <text:p text:style-name="P72"/>
      <text:p text:style-name="P72"/>
      <text:p text:style-name="P72"/>
      <text:p text:style-name="P72"/>
      <text:p text:style-name="P72"/>
      <text:p text:style-name="P72"/>
      <text:p text:style-name="P72"/>
      <text:p text:style-name="P72"/>
      <text:p text:style-name="P22"><text:span text:style-name="T136"><text:tab/></text:span><text:span text:style-name="T117">By importing our custom component “Todo” we can use it over and over again as needed in “App.js”. </text:span><text:span text:style-name="T170">Now let’s say we want the text to be passed in from the parent App.js –</text:span><text:span text:style-name="T137"> this is very easy. </text:span><text:span text:style-name="T138">I’d love to say something like &lt;Todo text=”lets pass in a variable” /&gt;. </text:span><text:span text:style-name="T139">We already can do this, we just need to receive it on the child component-side! </text:span><text:span text:style-name="T140">This is done using </text:span><text:span text:style-name="T171">props. </text:span><text:span text:style-name="T172">Any component can be told to receive props. </text:span><text:span text:style-name="T141">All of the attributes will be available as keywords.</text:span></text:p>
      <text:p text:style-name="P73"/>
      <text:p text:style-name="P22"><text:span text:style-name="T141"><text:tab/></text:span><text:span text:style-name="T173">Outputting Dynamic Expressions in JSX code is very easy</text:span><text:span text:style-name="T142"> → just single curly braces.</text:span></text:p>
      <text:p text:style-name="P74"><draw:frame draw:style-name="fr2" draw:name="Image9" text:anchor-type="char" svg:x="3.15in" svg:y="0.0772in" svg:width="4.3335in" svg:height="1.5937in" draw:z-index="8"><draw:image xlink:href="Pictures/10000001000001A000000099D04F81D5E197187F.png" xlink:type="simple" xlink:show="embed" xlink:actuate="onLoad" draw:mime-type="image/png"/></draw:frame><draw:frame draw:style-name="fr2" draw:name="Image10" text:anchor-type="char" svg:x="-0.5319in" svg:y="0.1165in" svg:width="3.2811in" svg:height="1.552in" draw:z-index="9"><draw:image xlink:href="Pictures/100000010000013B00000095A46620DB85EDAA7A.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22"><text:soft-page-break/><text:span text:style-name="T142"><text:tab/></text:span><text:span text:style-name="T143">Nice, our component is looking good and is reusable with different attributes passed in. </text:span><text:span text:style-name="T174">Let’s get that “Delete” button working now. </text:span><text:span text:style-name="T175">This is the special “onClick=” </text:span><text:span text:style-name="T144">attribute. You’ll use the dynamic feature of react with single-curly braces, </text:span><text:span text:style-name="T145">and add a function inside our function. </text:span></text:p>
      <text:p text:style-name="P75"/>
      <text:p text:style-name="P75"><draw:frame draw:style-name="fr2" draw:name="Image11" text:anchor-type="char" svg:x="0.1244in" svg:y="0.0602in" svg:width="6.6772in" svg:height="2.0417in" draw:z-index="10"><draw:image xlink:href="Pictures/1000000100000281000000C4C5D87B17CC7604C3.png" xlink:type="simple" xlink:show="embed" xlink:actuate="onLoad" draw:mime-type="image/png"/></draw:frame></text:p>
      <text:p text:style-name="P22"><text:span text:style-name="T145"><text:tab/></text:span><text:span text:style-name="T146">Now clicking the “delete” button gives us a nice little alert window. I don’t just want some alert window though, I’d like a custom popup dialog! </text:span><text:span text:style-name="T147">This means we’ll be creating a brand new component. </text:span><text:span text:style-name="T176">Create “Modal.js” in the components directory. </text:span><text:span text:style-name="T177">We also want to “gray out” the rest of our page while this dialog is up, so let’s make “Backdrop.js” as well. </text:span></text:p>
      <text:p text:style-name="P94"/>
      <text:p text:style-name="P22"><text:span text:style-name="T177"><text:tab/></text:span><text:span text:style-name="T148">I’ve made both and imported and used them in </text:span><text:span text:style-name="T178">App.js </text:span><text:span text:style-name="T148">→ this is obviously not ideal as the backdrop color and the modal (popup alert) are both always present. We’ll need to use STATES in react to handle these more intelligently, </text:span><text:span text:style-name="T178">but that’ll be for tomorrow. Off to bed for tonight. </text:span></text:p>
      <text:p text:style-name="P95"/>
      <text:p text:style-name="P23"><text:span text:style-name="T156">Video paused at 1:12:53. </text:span><text:a xlink:type="simple" xlink:href="https://www.youtube.com/watch?v=Dorf8i6lCuk" text:style-name="Internet_20_link" text:visited-style-name="Visited_20_Internet_20_Link"><text:span text:style-name="T117">https://www.youtube.com/watch?v=Dorf8i6lCuk</text:span></text:a></text:p>
      <text:p text:style-name="P76"/>
      <text:p text:style-name="P77">AND WE’RE BACK – we had a slight delay because Arch Linux died on me (well, daily updates of unstable repos eventually killed all networking..) so we’re on a Xubuntu server now. <text:span text:style-name="T217">Setting up</text:span><text:span text:style-name="T216"> everything was fairly easy once again even without our precious AUR.</text:span></text:p>
      <text:p text:style-name="P77"/>
      <text:p text:style-name="P96"><text:tab/>React States <text:span text:style-name="T1">are how we change things dynamically on a webpage without reloading the page itself (difference between a true web app and a static webpage). Thankfully, react actually calls this a </text:span>state. <text:s/>It’s called { useStates }.</text:p>
      <text:p text:style-name="P96"/>
      <text:p text:style-name="P96"><text:tab/><text:span text:style-name="T1">useState always returns an array with two elements. A value itself and a function name of a function that will CHANGE that element. Ex:</text:span></text:p>
      <text:p text:style-name="P77"/>
      <text:p text:style-name="P104"><text:span text:style-name="T181">function</text:span><text:span text:style-name="T233"> </text:span><text:span text:style-name="T197">Todo</text:span><text:span text:style-name="T233">(</text:span><text:span text:style-name="T208">props</text:span><text:span text:style-name="T233">) {</text:span></text:p>
      <text:p text:style-name="P108"><text:tab/> react hook! can only be called in function</text:p>
      <text:p text:style-name="P102"><text:span text:style-name="T180"><text:tab/>c</text:span><text:span text:style-name="T185">o</text:span><text:span text:style-name="T180">nst</text:span> [ <text:span text:style-name="T235">modalIsOpen</text:span>, <text:span text:style-name="T193">setModalIsOpen</text:span>] = <text:span text:style-name="T193">useState</text:span>(<text:span text:style-name="T180">false</text:span>); </text:p>
      <text:p text:style-name="P109"/>
      <text:p text:style-name="P77"/>
      <text:p text:style-name="P96"><text:span text:style-name="T1"><text:tab/></text:span><text:span text:style-name="T18">See we’ve created a variable “modalIsOpen” and a setter function and defaulted it to “false”. Syntax is a little weird but we can live. </text:span><text:span text:style-name="T19">Let’s import our Modal and Backdrop components in </text:span><text:span text:style-name="T236">Todo.js </text:span><text:span text:style-name="T19">as such:</text:span></text:p>
      <text:p text:style-name="P82"/>
      <text:p text:style-name="P82"/>
      <text:p text:style-name="P82"/>
      <text:p text:style-name="P96"><text:soft-page-break/><text:span text:style-name="T19"><text:tab/>And now we don’t ALWAYS want them rendered, we only want them rendered if “modalIsOpen” is TRUE. </text:span><text:span text:style-name="T20">A conditional component of sorts. </text:span><text:span text:style-name="T21">This condition looks like this:</text:span></text:p>
      <text:p text:style-name="P83"/>
      <text:p text:style-name="P104"><text:span text:style-name="T182">{</text:span><text:span text:style-name="T237">/* Render "Modal" if "modalIsOpen" is True */</text:span><text:span text:style-name="T182">}</text:span></text:p>
      <text:p text:style-name="P102"><text:span text:style-name="T180">{</text:span><text:span text:style-name="T235">modalIsOpen</text:span> &amp;&amp; <text:span text:style-name="T202">&lt;</text:span><text:span text:style-name="T210">Modal</text:span><text:span text:style-name="T202">/&gt;</text:span><text:span text:style-name="T180">}</text:span></text:p>
      <text:p text:style-name="P102"><text:span text:style-name="T180">{</text:span><text:span text:style-name="T235">modalIsOpen</text:span> &amp;&amp; <text:span text:style-name="T202">&lt;</text:span><text:span text:style-name="T210">Backdrop</text:span><text:span text:style-name="T202">/&gt;</text:span><text:span text:style-name="T180">}</text:span></text:p>
      <text:p text:style-name="P83"/>
      <text:p text:style-name="P83"/>
      <text:p text:style-name="P96"><text:span text:style-name="T21"><text:tab/>So now we want to get rid of the modal when its button is pressed. </text:span><text:span text:style-name="T22">But we don’t want to do that in “ToDo”, we want to do that in the “Modal” or “Backdrop” right?? </text:span><text:span text:style-name="T23">It sounds like we need to add code to </text:span><text:span text:style-name="T239">BackDrop </text:span><text:span text:style-name="T23">to support the props (function in this case). </text:span></text:p>
      <text:p text:style-name="P84"/>
      <text:p text:style-name="P104"><text:span text:style-name="T183">{</text:span><text:span text:style-name="T238">/* Passing a function as a prop like an object!!! */</text:span><text:span text:style-name="T183">}</text:span></text:p>
      <text:p text:style-name="P102"><text:span text:style-name="T180">{</text:span><text:span text:style-name="T235">modalIsOpen</text:span> &amp;&amp; <text:span text:style-name="T202">&lt;</text:span><text:span text:style-name="T210">Backdrop</text:span> <text:span text:style-name="T206">onClick</text:span>=<text:span text:style-name="T180">{</text:span><text:span text:style-name="T193">closeModalHandler</text:span><text:span text:style-name="T180">}</text:span><text:span text:style-name="T202">/&gt;</text:span><text:span text:style-name="T180">}</text:span></text:p>
      <text:p text:style-name="P84"/>
      <text:p text:style-name="P96"><text:span text:style-name="T23"><text:tab/></text:span><text:span text:style-name="T24">Passing in FUNCTIONS as props is extremely easy. Above we pass in the prop attribute “onClick” to be our “closeModalHandler” function into our BackDrop component. </text:span><text:span text:style-name="T25">Now let’s use it in the very simple backdrop component:</text:span></text:p>
      <text:p text:style-name="P85"/>
      <text:p text:style-name="P104"><text:span text:style-name="T184">function</text:span><text:span text:style-name="T234"> </text:span><text:span text:style-name="T198">Backdrop</text:span><text:span text:style-name="T234">(</text:span><text:span text:style-name="T209">props</text:span><text:span text:style-name="T234">) {</text:span></text:p>
      <text:p text:style-name="P108"><text:tab/>// we're using a PROP to pass a function!!!</text:p>
      <text:p text:style-name="P102"><text:span text:style-name="T199"><text:tab/>return</text:span> <text:span text:style-name="T202">&lt;</text:span><text:span text:style-name="T180">div</text:span> <text:span text:style-name="T206">className</text:span>=<text:span text:style-name="T213">'backdrop'</text:span> <text:span text:style-name="T206">onClick</text:span>=<text:span text:style-name="T180">{</text:span><text:span text:style-name="T206">props</text:span>.<text:span text:style-name="T206">onClick</text:span><text:span text:style-name="T180">}</text:span> <text:span text:style-name="T202">/&gt;</text:span></text:p>
      <text:p text:style-name="P102">}</text:p>
      <text:p text:style-name="P85"/>
      <text:p text:style-name="P85"><text:tab/>Couldn’t be easier! And just like that our backdrop closes the modal when it’s clicked!</text:p>
      <text:p text:style-name="P85"/>
      <text:p text:style-name="P96"><text:span text:style-name="T25"><text:tab/></text:span><text:span text:style-name="T26">Now it’s finally time for our “Cancel” and “Confirm” handlers (the actual buttons on the modal). <text:s/></text:span><text:span text:style-name="T27">This is going to work basically the same way just with multiple different methods.</text:span></text:p>
      <text:p text:style-name="P86"/>
      <text:p text:style-name="P86"/>
      <text:p text:style-name="P96"><text:span text:style-name="T27"><text:tab/></text:span><text:span text:style-name="T28">Okay now that all that’s set up… onto some more advanced things. </text:span><text:span text:style-name="T29">State-management, http requests, and more. </text:span><text:span text:style-name="T30">The instructor, for some reason, is starting entirely from scratch… I will just be working in-parallel with him until things break as I don’t feel like starting a second massive React app </text:span><text:span text:style-name="T31">in my git repo (we’re pushing 50mb as it is with node_modules and github has a 100mb limit iirc). </text:span><text:span text:style-name="T32">In the end my project will hopefully just look like the instructor’s with a bunch of very very ugly vanilla JSX buttons and cards. </text:span></text:p>
      <text:p text:style-name="P87"/>
      <text:p text:style-name="P96"><text:span text:style-name="T32"><text:tab/></text:span><text:span text:style-name="T241">Routing </text:span><text:span text:style-name="T242">in React</text:span><text:span text:style-name="T33">→ Routing in react is switching between pages WITHOUT NEEDING TO LOAD/REQUEST A NEW PAGE. This is magic. The url even changes. It’s the illusion of having different pages while actually only ever having one page. </text:span><text:span text:style-name="T34">For this to work </text:span><text:span text:style-name="T240">we need to add a router. </text:span></text:p>
      <text:p text:style-name="P96"/>
      <text:list xml:id="list2099287385" text:style-name="L16">
        <text:list-item>
          <text:p text:style-name="P135">npm install react-router-dom</text:p>
          <text:list>
            <text:list-item>
              <text:p text:style-name="P141">this will install routing functionality to React!</text:p>
            </text:list-item>
          </text:list>
        </text:list-item>
        <text:list-item>
          <text:p text:style-name="P136">mkdir pages</text:p>
          <text:list>
            <text:list-item>
              <text:p text:style-name="P142">this will organize all of our pages for the router</text:p>
            </text:list-item>
            <text:list-item>
              <text:p text:style-name="P143">make this at the “src/” level of the project</text:p>
            </text:list-item>
          </text:list>
        </text:list-item>
      </text:list>
      <text:p text:style-name="P78"/>
      <text:p text:style-name="P78"><text:soft-page-break/><text:tab/><text:span text:style-name="T219">We’re going to make a mock “meetups” app! </text:span><text:span text:style-name="T243">So make three JS files in the “pages” directory we just made:</text:span></text:p>
      <text:p text:style-name="P78"/>
      <text:list xml:id="list2456683828" text:style-name="L17">
        <text:list-item>
          <text:p text:style-name="P137">AllMeetups.js</text:p>
        </text:list-item>
        <text:list-item>
          <text:p text:style-name="P137">Favorites.js</text:p>
        </text:list-item>
        <text:list-item>
          <text:p text:style-name="P137">NewMeetup.js</text:p>
        </text:list-item>
      </text:list>
      <text:p text:style-name="P79"/>
      <text:p text:style-name="P79"><text:tab/><text:span text:style-name="T244">And populate it with a very simle component function that, for now, will just return a div. Example:</text:span></text:p>
      <text:p text:style-name="P110"><text:span text:style-name="T187">function</text:span><text:span text:style-name="T190"> </text:span><text:span text:style-name="T195">NewMeetupPage</text:span><text:span text:style-name="T190">() {</text:span></text:p>
      <text:p text:style-name="P109"><text:span text:style-name="T200"><text:tab/>return</text:span><text:span text:style-name="T189"> </text:span><text:span text:style-name="T204">&lt;</text:span><text:span text:style-name="T186">div</text:span><text:span text:style-name="T204">&gt;</text:span><text:span text:style-name="T189">New Meetup Page</text:span><text:span text:style-name="T204">&lt;/</text:span><text:span text:style-name="T186">div</text:span><text:span text:style-name="T204">&gt;</text:span></text:p>
      <text:p text:style-name="P102">}</text:p>
      <text:p text:style-name="P102"><text:span text:style-name="T199">export</text:span> <text:span text:style-name="T199">default</text:span> <text:span text:style-name="T193">NewMeetupPage</text:span>;</text:p>
      <text:p text:style-name="P79"/>
      <text:p text:style-name="P79"/>
      <text:p text:style-name="P79"><text:tab/><text:span text:style-name="T244">Nothing fancy to start with. Now it’s time to actually </text:span><text:span text:style-name="T220">add the router to our index.js file. </text:span><text:span text:style-name="T245">Applying it will look a little odd as we’ll be WRAPPING existing component </text:span><text:span text:style-name="T221">App </text:span><text:span text:style-name="T245">in it:</text:span></text:p>
      <text:p text:style-name="P97"/>
      <text:p text:style-name="P105"><text:span text:style-name="T206">ReactDOM</text:span>.<text:span text:style-name="T193">render</text:span>(</text:p>
      <text:p text:style-name="P102"><text:span text:style-name="T202"><text:tab/>&lt;</text:span><text:span text:style-name="T210">BrowserRouter</text:span><text:span text:style-name="T202">&gt;</text:span></text:p>
      <text:p text:style-name="P102"><text:span text:style-name="T202"><text:tab/><text:tab/>&lt;</text:span><text:span text:style-name="T210">App</text:span> <text:span text:style-name="T202">/&gt;</text:span></text:p>
      <text:p text:style-name="P102"><text:span text:style-name="T202"><text:tab/>&lt;/</text:span><text:span text:style-name="T210">BrowserRouter</text:span><text:span text:style-name="T202">&gt;</text:span>,</text:p>
      <text:p text:style-name="P102"><text:span text:style-name="T206"><text:tab/>document</text:span>.<text:span text:style-name="T193">getElementById</text:span>(<text:span text:style-name="T213">'root'</text:span>)</text:p>
      <text:p text:style-name="P102">);</text:p>
      <text:p text:style-name="P103"/>
      <text:p text:style-name="P79"/>
      <text:p text:style-name="P79"/>
      <text:p text:style-name="P80"><text:tab/>Now our actual ROUTING will be contained within our WRAPPED component (so <text:span text:style-name="T218">App</text:span>). <text:span text:style-name="T246">Here’s what it looks like (and by now it should make sense):</text:span></text:p>
      <text:p text:style-name="P106"/>
      <text:p text:style-name="P102"><text:span text:style-name="T202">&lt;</text:span><text:span text:style-name="T180">div</text:span><text:span text:style-name="T202">&gt;</text:span></text:p>
      <text:p text:style-name="P102"><text:span text:style-name="T202">&lt;</text:span><text:span text:style-name="T210">Routes</text:span><text:span text:style-name="T202">&gt;</text:span></text:p>
      <text:p text:style-name="P102"><text:span text:style-name="T202"><text:tab/>&lt;</text:span><text:span text:style-name="T210">Route</text:span> <text:span text:style-name="T206">path</text:span>=<text:span text:style-name="T213">'/'</text:span> <text:span text:style-name="T206">element</text:span>=<text:span text:style-name="T180">{</text:span><text:span text:style-name="T202">&lt;</text:span><text:span text:style-name="T210">AllMeetupsPage</text:span> <text:span text:style-name="T202">/&gt;</text:span><text:span text:style-name="T180">}</text:span> <text:span text:style-name="T202">/&gt;</text:span></text:p>
      <text:p text:style-name="P102"><text:span text:style-name="T202"><text:tab/>&lt;</text:span><text:span text:style-name="T210">Route</text:span> <text:span text:style-name="T206">path</text:span>=<text:span text:style-name="T213">'/new-meetup'</text:span> <text:span text:style-name="T206">element</text:span>=<text:span text:style-name="T180">{</text:span><text:span text:style-name="T202">&lt;</text:span><text:span text:style-name="T210">NewMeetupPage</text:span> <text:span text:style-name="T202">/&gt;</text:span><text:span text:style-name="T180">}</text:span> <text:span text:style-name="T202">/&gt;</text:span></text:p>
      <text:p text:style-name="P102"><text:span text:style-name="T202"><text:tab/>&lt;</text:span><text:span text:style-name="T210">Route</text:span> <text:span text:style-name="T206">path</text:span>=<text:span text:style-name="T213">'/favorites'</text:span> <text:span text:style-name="T206">element</text:span>=<text:span text:style-name="T180">{</text:span><text:span text:style-name="T202">&lt;</text:span><text:span text:style-name="T210">FavoritesPage</text:span> <text:span text:style-name="T202">/&gt;</text:span><text:span text:style-name="T180">}</text:span> <text:span text:style-name="T202">/&gt;</text:span></text:p>
      <text:p text:style-name="P109"><text:span text:style-name="T204">&lt;/</text:span><text:span text:style-name="T212">Routes</text:span><text:span text:style-name="T204">&gt;</text:span></text:p>
      <text:p text:style-name="P111"><text:span text:style-name="T205">&lt;/</text:span><text:span text:style-name="T188">div</text:span><text:span text:style-name="T205">&gt;</text:span></text:p>
      <text:p text:style-name="P80"/>
      <text:p text:style-name="P80"/>
      <text:p text:style-name="P80"><text:tab/><text:span text:style-name="T246">Makes sense right? Load up your app and try accessing those paths (ex: localhost:3000/new-meetup). </text:span><text:span text:style-name="T247">Note: this is DIFFERENT from what the instructor said. He is using an older version of react-dom-router it seems. </text:span><text:span text:style-name="T248">This also looks like it removes the need for the “Switch” component. </text:span><text:span text:style-name="T249">Check different URL’s in your browser and you’ll notice it should be working.. NICE.</text:span></text:p>
      <text:p text:style-name="P80"/>
      <text:p text:style-name="P80"><text:tab/><text:span text:style-name="T222">Let’s work on creating a nav-bar now!</text:span><text:span text:style-name="T250"> </text:span><text:span text:style-name="T251">This is actually building a section of the common LAYOUT of our web-app, so we’ll create a new directory within </text:span><text:span text:style-name="T223">components </text:span><text:span text:style-name="T251">called </text:span><text:span text:style-name="T223">layout </text:span><text:span text:style-name="T251">which will contain common layout components (like a nav-bar!). </text:span><text:span text:style-name="T252">We could just hard-code links, but that will open </text:span><text:soft-page-break/><text:span text:style-name="T252">a new page each time. We’re already in our running react app, why would we want to send another request? Let’s use our router again.</text:span></text:p>
      <text:p text:style-name="P106"><text:span text:style-name="T199">return</text:span> <text:span text:style-name="T202">&lt;</text:span><text:span text:style-name="T180">header</text:span><text:span text:style-name="T202">&gt;</text:span></text:p>
      <text:p text:style-name="P102"><text:span text:style-name="T202">&lt;</text:span><text:span text:style-name="T180">div</text:span><text:span text:style-name="T202">&gt;</text:span>React Meetups<text:span text:style-name="T202">&lt;/</text:span><text:span text:style-name="T180">div</text:span><text:span text:style-name="T202">&gt;</text:span></text:p>
      <text:p text:style-name="P102"><text:span text:style-name="T202">&lt;</text:span><text:span text:style-name="T180">nav</text:span><text:span text:style-name="T202">&gt;</text:span></text:p>
      <text:p text:style-name="P102"><text:span text:style-name="T202"><text:tab/>&lt;</text:span><text:span text:style-name="T180">ul</text:span><text:span text:style-name="T202">&gt;</text:span></text:p>
      <text:p text:style-name="P102"><text:span text:style-name="T202"><text:tab/><text:tab/>&lt;</text:span><text:span text:style-name="T180">li</text:span><text:span text:style-name="T202">&gt;</text:span></text:p>
      <text:p text:style-name="P102"><text:span text:style-name="T202"><text:tab/><text:tab/><text:tab/>&lt;</text:span><text:span text:style-name="T210">Link</text:span> <text:span text:style-name="T206">to</text:span>=<text:span text:style-name="T213">'/'</text:span><text:span text:style-name="T202">&gt;</text:span>All Meetups<text:span text:style-name="T202">&lt;/</text:span><text:span text:style-name="T210">Link</text:span><text:span text:style-name="T202">&gt;</text:span></text:p>
      <text:p text:style-name="P102"><text:span text:style-name="T202"><text:tab/><text:tab/>&lt;/</text:span><text:span text:style-name="T180">li</text:span><text:span text:style-name="T202">&gt;</text:span></text:p>
      <text:p text:style-name="P102"><text:span text:style-name="T202"><text:tab/><text:tab/>&lt;</text:span><text:span text:style-name="T180">li</text:span><text:span text:style-name="T202">&gt;</text:span></text:p>
      <text:p text:style-name="P102"><text:span text:style-name="T202"><text:tab/><text:tab/><text:tab/>&lt;</text:span><text:span text:style-name="T210">Link</text:span> <text:span text:style-name="T206">to</text:span>=<text:span text:style-name="T213">'/new-meetup'</text:span><text:span text:style-name="T202">&gt;</text:span>Add New Meetup<text:span text:style-name="T202">&lt;/</text:span><text:span text:style-name="T210">Link</text:span><text:span text:style-name="T202">&gt;</text:span></text:p>
      <text:p text:style-name="P102"><text:span text:style-name="T202"><text:tab/><text:tab/>&lt;/</text:span><text:span text:style-name="T180">li</text:span><text:span text:style-name="T202">&gt;</text:span></text:p>
      <text:p text:style-name="P102"><text:span text:style-name="T202"><text:tab/><text:tab/>&lt;</text:span><text:span text:style-name="T180">li</text:span><text:span text:style-name="T202">&gt;</text:span></text:p>
      <text:p text:style-name="P102"><text:span text:style-name="T202"><text:tab/><text:tab/><text:tab/>&lt;</text:span><text:span text:style-name="T210">Link</text:span> <text:span text:style-name="T206">to</text:span>=<text:span text:style-name="T213">'/favorites'</text:span><text:span text:style-name="T202">&gt;</text:span>MY Favorites<text:span text:style-name="T202">&lt;/</text:span><text:span text:style-name="T210">Link</text:span><text:span text:style-name="T202">&gt;</text:span></text:p>
      <text:p text:style-name="P102"><text:span text:style-name="T202"><text:tab/><text:tab/>&lt;/</text:span><text:span text:style-name="T180">li</text:span><text:span text:style-name="T202">&gt;</text:span></text:p>
      <text:p text:style-name="P102"><text:span text:style-name="T202"><text:tab/>&lt;/</text:span><text:span text:style-name="T180">ul</text:span><text:span text:style-name="T202">&gt;</text:span></text:p>
      <text:p text:style-name="P102"><text:span text:style-name="T202">&lt;/</text:span><text:span text:style-name="T180">nav</text:span><text:span text:style-name="T202">&gt;</text:span></text:p>
      <text:p text:style-name="P102"><text:span text:style-name="T202">&lt;/</text:span><text:span text:style-name="T180">header</text:span><text:span text:style-name="T202">&gt;</text:span></text:p>
      <text:p text:style-name="P102"/>
      <text:p text:style-name="P80"><text:tab/><text:span text:style-name="T253">And that’s all we need to do! Let’s include the header on top of everything (so, in </text:span><text:span text:style-name="T224">App.js </text:span><text:span text:style-name="T253">above all other possible pages!). </text:span><text:span text:style-name="T254">Toss it in there, load up your app, and BAM – we’ve got working links! But it’s kinda ugly. Let’s style it.</text:span></text:p>
      <text:p text:style-name="P80"/>
      <text:p text:style-name="P80"><text:tab/><text:span text:style-name="T225">You may want different CSS files for different components. </text:span><text:span text:style-name="T255">Lots of tiny CSS files are a lot nicer than one massive one, don’t you think? </text:span><text:span text:style-name="T256">It’s called </text:span><text:span text:style-name="T226">CSS-Modules.</text:span></text:p>
      <text:p text:style-name="P88"/>
      <text:p text:style-name="P80"><text:span text:style-name="T256"><text:tab/></text:span><text:span text:style-name="T257">Make </text:span><text:span text:style-name="T227">MainNavigation.Module.css </text:span><text:span text:style-name="T257">(the name is important), </text:span><text:span text:style-name="T258">import it, and start assigning classNames:</text:span></text:p>
      <text:p text:style-name="P80"/>
      <text:p text:style-name="P112"><text:span text:style-name="T201">import</text:span><text:span text:style-name="T191"> </text:span><text:span text:style-name="T215">'./MainNavigation.Module.css'</text:span><text:span text:style-name="T191">;</text:span></text:p>
      <text:p text:style-name="P109"><text:span text:style-name="T186">function</text:span><text:span text:style-name="T189"> </text:span><text:span text:style-name="T196">MainNavigation</text:span><text:span text:style-name="T189">() {</text:span></text:p>
      <text:p text:style-name="P102"><text:span text:style-name="T199"><text:tab/>return</text:span> <text:span text:style-name="T202">&lt;</text:span><text:span text:style-name="T180">header</text:span> <text:span text:style-name="T206">className</text:span>=<text:span text:style-name="T213">'header'</text:span><text:span text:style-name="T202">&gt;</text:span></text:p>
      <text:p text:style-name="P102"><text:span text:style-name="T202"><text:tab/>&lt;</text:span><text:span text:style-name="T180">div</text:span> <text:span text:style-name="T206">className</text:span>=<text:span text:style-name="T213">'logo'</text:span><text:span text:style-name="T202">&gt;</text:span>React Meetups<text:span text:style-name="T202">&lt;/</text:span><text:span text:style-name="T180">div</text:span><text:span text:style-name="T202">&gt;</text:span></text:p>
      <text:p text:style-name="P80"/>
      <text:p text:style-name="P80"><text:tab/><text:span text:style-name="T259">Looking pretty good to be honest – had to make a fair amount of adjustments (since I’m using a hybrid project of the two projects in this tutorial) but it ends up looking half-decent.</text:span></text:p>
      <text:p text:style-name="P80"/>
      <text:p text:style-name="P80"><text:tab/><text:span text:style-name="T228">Let’s start by making a list of “dummy” meetups! </text:span><text:span text:style-name="T260">We need a list of “meetups” to display, so let’s start by making a constant array of data. </text:span><text:span text:style-name="T261">In Javascript you set constants with </text:span><text:span text:style-name="T229">const – </text:span><text:span text:style-name="T262">nice and easy.</text:span></text:p>
      <text:p text:style-name="P106">{</text:p>
      <text:p text:style-name="P102"><text:span text:style-name="T206">id:</text:span> <text:span text:style-name="T213">'m1'</text:span>,</text:p>
      <text:p text:style-name="P102"><text:span text:style-name="T206">title:</text:span> <text:span text:style-name="T213">'This is the first meetup!'</text:span>,</text:p>
      <text:p text:style-name="P113">image:</text:p>
      <text:p text:style-name="P102"><text:span text:style-name="T213">'https://www.morristourism.org/wp-content/uploads/2017/05/Taylor-Ice-Cream-Weisler-Chester-scaled-2.jpg'</text:span>,</text:p>
      <text:p text:style-name="P102"><text:span text:style-name="T206">address:</text:span> <text:span text:style-name="T213">'MeetStreet 5, 12345 Super City'</text:span>,</text:p>
      <text:p text:style-name="P102"><text:span text:style-name="T206">description:</text:span> <text:span text:style-name="T213">'going to talk about how cool the town is'</text:span>,</text:p>
      <text:p text:style-name="P102">},</text:p>
      <text:p text:style-name="P102"><text:soft-page-break/>{</text:p>
      <text:p text:style-name="P102"><text:span text:style-name="T206">id:</text:span> <text:span text:style-name="T213">'m2'</text:span>,</text:p>
      <text:p text:style-name="P102"><text:span text:style-name="T206">title:</text:span> <text:span text:style-name="T213">'This is the second meetup!'</text:span>,</text:p>
      <text:p text:style-name="P113">image:</text:p>
      <text:p text:style-name="P102"><text:span text:style-name="T213">'https://www.morristourism.org/wp-content/uploads/2017/05/Taylor-Ice-Cream-Weisler-Chester-scaled-2.jpg'</text:span>,</text:p>
      <text:p text:style-name="P102"><text:span text:style-name="T206">address:</text:span> <text:span text:style-name="T213">'MeetStreet 7, 12345 Cool City'</text:span>,</text:p>
      <text:p text:style-name="P102"><text:span text:style-name="T206">description:</text:span> <text:span text:style-name="T213">'going to talk about how cool the town is again'</text:span>,</text:p>
      <text:p text:style-name="P102">},</text:p>
      <text:p text:style-name="P102"/>
      <text:p text:style-name="P80"><text:tab/><text:span text:style-name="T263">And now let’s loop over this and render something FOR EACH ELEMENT. </text:span><text:span text:style-name="T264">The syntax is an arrow function and uses the “map” method attached to arrays in JS:</text:span></text:p>
      <text:p text:style-name="P80"/>
      <text:p text:style-name="P106"><text:span text:style-name="T199">return</text:span> <text:span text:style-name="T202">&lt;</text:span><text:span text:style-name="T180">section</text:span><text:span text:style-name="T202">&gt;</text:span></text:p>
      <text:p text:style-name="P102"><text:span text:style-name="T202">&lt;</text:span><text:span text:style-name="T180">h1</text:span><text:span text:style-name="T202">&gt;</text:span>All Meetups<text:span text:style-name="T202">&lt;/</text:span><text:span text:style-name="T180">h1</text:span><text:span text:style-name="T202">&gt;</text:span></text:p>
      <text:p text:style-name="P102"><text:span text:style-name="T202"><text:tab/>&lt;</text:span><text:span text:style-name="T180">ul</text:span><text:span text:style-name="T202">&gt;</text:span></text:p>
      <text:p text:style-name="P102"><text:span text:style-name="T180"><text:tab/><text:tab/>{</text:span><text:span text:style-name="T235">DUMMY_DATA</text:span>.<text:span text:style-name="T193">map</text:span>((<text:span text:style-name="T206">meetup</text:span>) <text:span text:style-name="T180">=&gt;</text:span> {</text:p>
      <text:p text:style-name="P102"><text:span text:style-name="T199"><text:tab/><text:tab/><text:tab/>return</text:span> <text:span text:style-name="T202">&lt;</text:span><text:span text:style-name="T180">li</text:span><text:span text:style-name="T202">&gt;</text:span><text:span text:style-name="T180">{</text:span><text:span text:style-name="T206">meetup</text:span>.<text:span text:style-name="T206">title</text:span><text:span text:style-name="T180">}</text:span><text:span text:style-name="T202">&lt;/</text:span><text:span text:style-name="T180">li</text:span><text:span text:style-name="T202">&gt;</text:span></text:p>
      <text:p text:style-name="P102"><text:tab/><text:tab/>})<text:span text:style-name="T180">}</text:span></text:p>
      <text:p text:style-name="P102"><text:span text:style-name="T202"><text:tab/>&lt;/</text:span><text:span text:style-name="T180">ul</text:span><text:span text:style-name="T202">&gt;</text:span></text:p>
      <text:p text:style-name="P102"><text:span text:style-name="T202">&lt;/</text:span><text:span text:style-name="T180">section</text:span><text:span text:style-name="T202">&gt;</text:span></text:p>
      <text:p text:style-name="P102">}</text:p>
      <text:p text:style-name="P102"/>
      <text:p text:style-name="P81"><text:tab/><text:span text:style-name="T264">Really that bad. Notice that inside of the map we define an arrow-function which needs to RETURN the thing we actually want done/rendered MULTIPLE TIMES. Got it? </text:span><text:span text:style-name="T265">Remember to assign a “key” attribute to those “li” items so that they render faster in ReactJS.</text:span></text:p>
      <text:p text:style-name="P81"/>
      <text:p text:style-name="P81"><text:tab/><text:span text:style-name="T266">It’s all making sense and none of it is too painful, but damn is this syntax going to be rough to remember. </text:span><text:span text:style-name="T230">Pausing for the night. Video paused at 02:02:17</text:span></text:p>
      <text:p text:style-name="P81"><text:a xlink:type="simple" xlink:href="https://www.youtube.com/watch?v=Dorf8i6lCuk" text:style-name="Internet_20_link" text:visited-style-name="Visited_20_Internet_20_Link"><text:span text:style-name="T230">https://www.youtube.com/watch?v=Dorf8i6lCuk</text:span></text:a></text:p>
      <text:p text:style-name="P98"><draw:frame draw:style-name="fr2" draw:name="Image12" text:anchor-type="char" svg:x="2.5984in" svg:y="0.1161in" svg:width="5.1138in" svg:height="3.4783in" draw:z-index="11"><draw:image xlink:href="Pictures/10000000000001EB0000014EE1C2759EC8FF68AF.png" xlink:type="simple" xlink:show="embed" xlink:actuate="onLoad" draw:mime-type="image/png"/></draw:frame></text:p>
      <text:p text:style-name="P98"><text:tab/><text:span text:style-name="T1">...</text:span><text:span text:style-name="T35">and we’re back! </text:span><text:span text:style-name="T36">Now we want to make a “meetup” object which is obviously going to be a component. </text:span><text:span text:style-name="T267">For components that will make up a list, it makes sense to have the SINGULAR component and A LIST COMPONENT separate. </text:span><text:span text:style-name="T36">We’re going to put them both in the same directory under components, “meetups”. </text:span><text:span text:style-name="T37">We’ll make “meetupitem.js” and “meetuplist.js”.</text:span></text:p>
      <text:p text:style-name="P144"/>
      <text:p text:style-name="P98"><text:span text:style-name="T37"><text:tab/></text:span><text:span text:style-name="T38">Really this is nothing new, just two components and combining “mapping” (basically a for loop) over a list of elements passed in through a “prop”:</text:span></text:p>
      <text:p text:style-name="P145"><text:soft-page-break/></text:p>
      <text:p text:style-name="P98"><text:span text:style-name="T38"><text:tab/></text:span><text:span text:style-name="T39">That wasn’t so bad and now we’ve got our multiple items (albeit looking terrible) on our “All Meetups” page with a title and button. Sweet.</text:span><text:span text:style-name="T38"> </text:span><text:span text:style-name="T40">Wouldn’t it be nice if they were all compressed into CARDS (Think youtube/netflix)?</text:span></text:p>
      <text:p text:style-name="P146"/>
      <text:p text:style-name="P98"><text:span text:style-name="T40"><text:tab/></text:span><text:span text:style-name="T41">Let’s create our common UI components! I’ll name the compnoents directory “ui”. </text:span><text:span text:style-name="T42">In there I’m going to make “Card.js” and it’s corresponding “css” file. </text:span><text:span text:style-name="T43">The card component itself is extremely simple:</text:span></text:p>
      <text:p text:style-name="P147"/>
      <text:p text:style-name="P99"><text:span text:style-name="T43"><text:tab/>...</text:span><text:span text:style-name="T1">okay we did a lot actually.. </text:span><text:span text:style-name="T44">but none of it is particularly new. Just wrapping JSX and passing it as “props.children” to create more-convenient wrappers and keep all of our components really lean (THIS IS GOOD, BEEFY COMPONENTS ARE BAD). </text:span></text:p>
      <text:p text:style-name="P148"/>
      <text:p text:style-name="P99"><text:span text:style-name="T44"><text:tab/></text:span><text:span text:style-name="T268">Now let’s create a form. </text:span><text:span text:style-name="T45">This will be used to create a meetup. </text:span><text:span text:style-name="T46">We’re finally going to start working on “NewMeetupPage” </text:span><text:span text:style-name="T47">component:</text:span></text:p>
      <text:p text:style-name="P149"/>
      <text:p text:style-name="P149"/>
      <text:p text:style-name="P149"/>
      <text:p text:style-name="P149"/>
      <text:p text:style-name="P149"/>
      <text:p text:style-name="P100"><draw:frame draw:style-name="fr1" draw:name="Image13" text:anchor-type="char" svg:width="6.9252in" svg:height="7.6744in" draw:z-index="12"><draw:image xlink:href="Pictures/100000000000036E000003CD57BB6DC2493895A9.png" xlink:type="simple" xlink:show="embed" xlink:actuate="onLoad" draw:mime-type="image/png"/></draw:frame><text:soft-page-break/><text:span text:style-name="T47"><text:tab/></text:span><text:span text:style-name="T1">Pretty cool and it works (nothing is being submitted currently).</text:span></text:p>
      <text:p text:style-name="P150"/>
      <text:p text:style-name="P100"><text:span text:style-name="T1"><text:tab/>A few things to notice – one is the use of </text:span>refs<text:span text:style-name="T1">. </text:span>A “ref” is an attribute you can add to an HTML tag which will tie it as a read-only object that can be accessed later with {refname.current}. <text:span text:style-name="T1">Notice the way the form is set up and then notice our our </text:span>submitHandler <text:span text:style-name="T1">button is set up. Also notice that the </text:span>onSubmit <text:span text:style-name="T1">goes to the </text:span>form <text:span text:style-name="T1">tags!!</text:span></text:p>
      <text:p text:style-name="P150"/>
      <text:p text:style-name="P100"><text:span text:style-name="T1"><text:tab/></text:span><text:span text:style-name="T48">So what happens next? Sounds like we need to </text:span><text:span text:style-name="T269">prepare our react application to handle HTTP requests!!! </text:span></text:p>
      <text:p text:style-name="P100"><text:soft-page-break/></text:p>
      <text:p text:style-name="P100"><text:tab/><text:span text:style-name="T49">but probably best we turn in for the night.. pausing video @ 2:39:53</text:span></text:p>
      <text:p text:style-name="P100"><text:span text:style-name="T49"><text:tab/></text:span><text:a xlink:type="simple" xlink:href="https://www.youtube.com/watch?v=Dorf8i6lCuk" text:style-name="Internet_20_link" text:visited-style-name="Visited_20_Internet_20_Link"><text:span text:style-name="T49">https://www.youtube.com/watch?v=Dorf8i6lCuk</text:span></text:a></text:p>
      <text:p text:style-name="P151"/>
      <text:p text:style-name="P151"><text:tab/><text:span text:style-name="T270">And we’re back! Time to prepare our server to POST some data. </text:span><text:span text:style-name="T271">The course I’m following to refresh (re-learn for the 3</text:span><text:span text:style-name="T272">rd</text:span><text:span text:style-name="T271"> time because I keep forgetting) ReactJS does not include any backend stuff. This is totally fine. </text:span><text:span text:style-name="T273">H’es discussing some stuff about </text:span><text:span text:style-name="T59">“don’t connect REACT to a databse” </text:span><text:span text:style-name="T273">which is funny because once this app is set up we’re going to do exactly that with Hasura (lol). </text:span><text:span text:style-name="T274">Now he’s suggesting setting up a “firebase” API. </text:span><text:span text:style-name="T275">I’m going to opt to NOT do this (although I should learn Firebase at some point I’m sure). </text:span></text:p>
      <text:p text:style-name="P151"/>
      <text:p text:style-name="P151"><text:tab/><text:span text:style-name="T276">Let’s say we want to submit a request when we </text:span><text:span text:style-name="T231">submit our form. </text:span><text:span text:style-name="T276">Okay that’s easy, we’ll want to put some stuff in the </text:span><text:span text:style-name="T231">submitHandler(). </text:span><text:span text:style-name="T277">We’ll actually want to handle this logic in the </text:span><text:span text:style-name="T232">PARENT COMPONENT. </text:span><text:span text:style-name="T277">So how do we let a PARENT COMPONENT know about an event that happens in ONE OF ITS CHILDREN? </text:span><text:span text:style-name="T278">Well let’s just add a function from above and pass it down in props!</text:span></text:p>
      <text:p text:style-name="P151"/>
      <text:p text:style-name="P151"><text:tab/><text:span text:style-name="T279">Okay screw this “Fetch” nonsense, I’m going to use “axios”. </text:span></text:p>
      <text:p text:style-name="P151"/>
      <text:p text:style-name="P138">npm install axios</text:p>
      <text:p text:style-name="P138"/>
      <text:p text:style-name="P138"><text:tab/><text:span text:style-name="T50">Woah seems like we need to enable CORS api-side (for some reason even though it worked perfectly with “fetch” now Axios is throwing a fit). </text:span></text:p>
      <text:p text:style-name="P138"><text:span text:style-name="T50"/></text:p>
      <text:p text:style-name="P139">python3.10 -m pip install django-cores-headers</text:p>
      <text:p text:style-name="P139"/>
      <text:p text:style-name="P139"><text:tab/><text:span text:style-name="T1">...</text:span><text:span text:style-name="T51">and after adding a TON of stuff to django and messing around, it turns out FIREFOX is just plain stupid when working locally. Wow. </text:span><text:span text:style-name="T52">Let’s remove all of the cors stuff from django and see if it still works chromium-side… </text:span><text:span text:style-name="T53">it doesn’t. </text:span><text:span text:style-name="T280">This means that the CORS issue must be addressed Django-side via django-cores-headers </text:span><text:span text:style-name="T53">(see online how to configure in </text:span><text:span text:style-name="T280">settings.py) </text:span><text:span text:style-name="T281">and you can’t use firefox which apparently does not know how to handle such a thing.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3T21:30:22.506152482</meta:creation-date>
    <dc:date>2022-01-10T00:28:49.330099749</dc:date>
    <meta:editing-duration>PT7H59M41S</meta:editing-duration>
    <meta:editing-cycles>225</meta:editing-cycles>
    <meta:generator>LibreOffice/7.2.3.2$Linux_X86_64 LibreOffice_project/20$Build-2</meta:generator>
    <meta:document-statistic meta:table-count="0" meta:image-count="13" meta:object-count="0" meta:page-count="17" meta:paragraph-count="281" meta:word-count="3680" meta:character-count="22758" meta:non-whitespace-character-count="19092"/>
  </office:meta>
</office:document-meta>
</file>